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966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126in"/>
    </style:style>
    <style:style style:name="co4" style:family="table-column">
      <style:table-column-properties fo:break-before="auto" style:column-width="0.9992in"/>
    </style:style>
    <style:style style:name="co5" style:family="table-column">
      <style:table-column-properties fo:break-before="auto" style:column-width="0.9791in"/>
    </style:style>
    <style:style style:name="co6" style:family="table-column">
      <style:table-column-properties fo:break-before="auto" style:column-width="1.005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2"/>
    <style:style style:name="ce4" style:family="table-cell" style:parent-style-name="Accent_20_3" style:data-style-name="N2"/>
    <style:style style:name="ce10" style:family="table-cell" style:parent-style-name="Default" style:data-style-name="N2">
      <style:map style:condition="is-true-formula([.B43]=MIN([.$C43];[.$E43];[.$G43];[.$I43];[.$K43];[.$M43]))" style:apply-style-name="Good" style:base-cell-address="Sheet1.B43"/>
    </style:style>
    <style:style style:name="ce13" style:family="table-cell" style:parent-style-name="Default" style:data-style-name="N2">
      <style:map style:condition="is-true-formula([.B57]=MIN([.$C57];[.$E57];[.$G57];[.$I57];[.$K57];[.$M57]))" style:apply-style-name="Good" style:base-cell-address="Sheet1.B57"/>
    </style:style>
    <style:style style:name="ce1" style:family="table-cell" style:parent-style-name="Default">
      <style:map style:condition="is-true-formula([.C3]=MIN([.$C3];[.$E3];[.$G3]))" style:apply-style-name="Good" style:base-cell-address="Sheet1.C3"/>
    </style:style>
    <style:style style:name="ce9" style:family="table-cell" style:parent-style-name="Default" style:data-style-name="N2">
      <style:map style:condition="is-true-formula([.C19]=MIN([.$C19];[.$E19];[.$G19]))" style:apply-style-name="Good" style:base-cell-address="Sheet1.C19"/>
    </style:style>
    <style:style style:name="ce5" style:family="table-cell" style:parent-style-name="Default" style:data-style-name="N2">
      <style:map style:condition="is-true-formula([.C3]=MIN([.$C3];[.$E3];[.$G3]))" style:apply-style-name="Good" style:base-cell-address="Sheet1.C3"/>
    </style:style>
    <style:style style:name="ce12" style:family="table-cell" style:parent-style-name="Default" style:data-style-name="N2">
      <style:map style:condition="is-true-formula([.C3]=MIN([.$C3];[.$E3];[.$G3]))" style:apply-style-name="Good" style:base-cell-address="Sheet1.C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origin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stance i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+Swap</text:p>
          </table:table-cell>
          <table:table-cell office:value-type="string" calcext:value-type="string">
            <text:p>gap to best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gap to best</text:p>
          </table:table-cell>
          <table:table-cell office:value-type="string" calcext:value-type="string">
            <text:p>NoLocalOpt</text:p>
          </table:table-cell>
          <table:table-cell office:value-type="string" calcext:value-type="string">
            <text:p>gap to be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231.04" calcext:value-type="float">
            <text:p>231.04</text:p>
          </table:table-cell>
          <table:table-cell table:style-name="ce1" office:value-type="float" office:value="231.04" calcext:value-type="float">
            <text:p>231.04</text:p>
          </table:table-cell>
          <table:table-cell table:style-name="ce5" table:formula="of:=100*([.C3]-[.B3])/[.B3]" office:value-type="float" office:value="0" calcext:value-type="float">
            <text:p>0.00</text:p>
          </table:table-cell>
          <table:table-cell table:style-name="ce1" office:value-type="float" office:value="258.24" calcext:value-type="float">
            <text:p>258.24</text:p>
          </table:table-cell>
          <table:table-cell table:style-name="ce5" table:formula="of:=([.E3]-[.B3])/[.B3]*100" office:value-type="float" office:value="11.7728531855956" calcext:value-type="float">
            <text:p>11.77</text:p>
          </table:table-cell>
          <table:table-cell table:style-name="ce1" office:value-type="float" office:value="410.5" calcext:value-type="float">
            <text:p>410.5</text:p>
          </table:table-cell>
          <table:table-cell table:style-name="ce5" table:formula="of:=100*([.G3]-[.B3])/[.B3]" office:value-type="float" office:value="77.6748614958449" calcext:value-type="float">
            <text:p>77.67</text:p>
          </table:table-cell>
          <table:table-cell/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246.38" calcext:value-type="float">
            <text:p>246.38</text:p>
          </table:table-cell>
          <table:table-cell table:style-name="ce1" office:value-type="float" office:value="246.38" calcext:value-type="float">
            <text:p>246.38</text:p>
          </table:table-cell>
          <table:table-cell table:style-name="ce5" table:formula="of:=100*([.C4]-[.B4])/[.B4]" office:value-type="float" office:value="0" calcext:value-type="float">
            <text:p>0.00</text:p>
          </table:table-cell>
          <table:table-cell table:style-name="ce1" office:value-type="float" office:value="259.42" calcext:value-type="float">
            <text:p>259.42</text:p>
          </table:table-cell>
          <table:table-cell table:style-name="ce5" table:formula="of:=([.E4]-[.B4])/[.B4]*100" office:value-type="float" office:value="5.2926373893985" calcext:value-type="float">
            <text:p>5.29</text:p>
          </table:table-cell>
          <table:table-cell table:style-name="ce1" office:value-type="float" office:value="382.31" calcext:value-type="float">
            <text:p>382.31</text:p>
          </table:table-cell>
          <table:table-cell table:style-name="ce5" table:formula="of:=100*([.G4]-[.B4])/[.B4]" office:value-type="float" office:value="55.1708742592743" calcext:value-type="float">
            <text:p>55.17</text:p>
          </table:table-cell>
          <table:table-cell/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247.39" calcext:value-type="float">
            <text:p>247.39</text:p>
          </table:table-cell>
          <table:table-cell table:style-name="ce1" office:value-type="float" office:value="277.5" calcext:value-type="float">
            <text:p>277.5</text:p>
          </table:table-cell>
          <table:table-cell table:style-name="ce5" table:formula="of:=100*([.C5]-[.B5])/[.B5]" office:value-type="float" office:value="12.1710659282914" calcext:value-type="float">
            <text:p>12.17</text:p>
          </table:table-cell>
          <table:table-cell table:style-name="ce1" office:value-type="float" office:value="247.39" calcext:value-type="float">
            <text:p>247.39</text:p>
          </table:table-cell>
          <table:table-cell table:style-name="ce5" table:formula="of:=([.E5]-[.B5])/[.B5]*100" office:value-type="float" office:value="0" calcext:value-type="float">
            <text:p>0.00</text:p>
          </table:table-cell>
          <table:table-cell table:style-name="ce1" office:value-type="float" office:value="349.68" calcext:value-type="float">
            <text:p>349.68</text:p>
          </table:table-cell>
          <table:table-cell table:style-name="ce5" table:formula="of:=100*([.G5]-[.B5])/[.B5]" office:value-type="float" office:value="41.3476696713691" calcext:value-type="float">
            <text:p>41.35</text:p>
          </table:table-cell>
          <table:table-cell/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768.52" calcext:value-type="float">
            <text:p>768.52</text:p>
          </table:table-cell>
          <table:table-cell table:style-name="ce1" office:value-type="float" office:value="769.7" calcext:value-type="float">
            <text:p>769.7</text:p>
          </table:table-cell>
          <table:table-cell table:style-name="ce5" table:formula="of:=100*([.C6]-[.B6])/[.B6]" office:value-type="float" office:value="0.153541872690374" calcext:value-type="float">
            <text:p>0.15</text:p>
          </table:table-cell>
          <table:table-cell table:style-name="ce1" office:value-type="float" office:value="768.52" calcext:value-type="float">
            <text:p>768.52</text:p>
          </table:table-cell>
          <table:table-cell table:style-name="ce5" table:formula="of:=([.E6]-[.B6])/[.B6]*100" office:value-type="float" office:value="0" calcext:value-type="float">
            <text:p>0.00</text:p>
          </table:table-cell>
          <table:table-cell table:style-name="ce1" office:value-type="float" office:value="995.79" calcext:value-type="float">
            <text:p>995.79</text:p>
          </table:table-cell>
          <table:table-cell table:style-name="ce5" table:formula="of:=100*([.G6]-[.B6])/[.B6]" office:value-type="float" office:value="29.5724249206267" calcext:value-type="float">
            <text:p>29.57</text:p>
          </table:table-cell>
          <table:table-cell/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733.75" calcext:value-type="float">
            <text:p>733.75</text:p>
          </table:table-cell>
          <table:table-cell table:style-name="ce1" office:value-type="float" office:value="737.73" calcext:value-type="float">
            <text:p>737.73</text:p>
          </table:table-cell>
          <table:table-cell table:style-name="ce5" table:formula="of:=100*([.C7]-[.B7])/[.B7]" office:value-type="float" office:value="0.542419080068146" calcext:value-type="float">
            <text:p>0.54</text:p>
          </table:table-cell>
          <table:table-cell table:style-name="ce1" office:value-type="float" office:value="733.75" calcext:value-type="float">
            <text:p>733.75</text:p>
          </table:table-cell>
          <table:table-cell table:style-name="ce5" table:formula="of:=([.E7]-[.B7])/[.B7]*100" office:value-type="float" office:value="0" calcext:value-type="float">
            <text:p>0.00</text:p>
          </table:table-cell>
          <table:table-cell table:style-name="ce1" office:value-type="float" office:value="927.64" calcext:value-type="float">
            <text:p>927.64</text:p>
          </table:table-cell>
          <table:table-cell table:style-name="ce5" table:formula="of:=100*([.G7]-[.B7])/[.B7]" office:value-type="float" office:value="26.424531516184" calcext:value-type="float">
            <text:p>26.42</text:p>
          </table:table-cell>
          <table:table-cell/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493.64" calcext:value-type="float">
            <text:p>493.64</text:p>
          </table:table-cell>
          <table:table-cell table:style-name="ce1" office:value-type="float" office:value="545.35" calcext:value-type="float">
            <text:p>545.35</text:p>
          </table:table-cell>
          <table:table-cell table:style-name="ce5" table:formula="of:=100*([.C8]-[.B8])/[.B8]" office:value-type="float" office:value="10.4752451178997" calcext:value-type="float">
            <text:p>10.48</text:p>
          </table:table-cell>
          <table:table-cell table:style-name="ce1" office:value-type="float" office:value="493.64" calcext:value-type="float">
            <text:p>493.64</text:p>
          </table:table-cell>
          <table:table-cell table:style-name="ce5" table:formula="of:=([.E8]-[.B8])/[.B8]*100" office:value-type="float" office:value="0" calcext:value-type="float">
            <text:p>0.00</text:p>
          </table:table-cell>
          <table:table-cell table:style-name="ce1" office:value-type="float" office:value="808.94" calcext:value-type="float">
            <text:p>808.94</text:p>
          </table:table-cell>
          <table:table-cell table:style-name="ce5" table:formula="of:=100*([.G8]-[.B8])/[.B8]" office:value-type="float" office:value="63.8724576614537" calcext:value-type="float">
            <text:p>63.87</text:p>
          </table:table-cell>
          <table:table-cell/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352.11" calcext:value-type="float">
            <text:p>352.11</text:p>
          </table:table-cell>
          <table:table-cell table:style-name="ce1" office:value-type="float" office:value="352.11" calcext:value-type="float">
            <text:p>352.11</text:p>
          </table:table-cell>
          <table:table-cell table:style-name="ce5" table:formula="of:=100*([.C9]-[.B9])/[.B9]" office:value-type="float" office:value="0" calcext:value-type="float">
            <text:p>0.00</text:p>
          </table:table-cell>
          <table:table-cell table:style-name="ce1" office:value-type="float" office:value="440.15" calcext:value-type="float">
            <text:p>440.15</text:p>
          </table:table-cell>
          <table:table-cell table:style-name="ce5" table:formula="of:=([.E9]-[.B9])/[.B9]*100" office:value-type="float" office:value="25.0035500269802" calcext:value-type="float">
            <text:p>25.00</text:p>
          </table:table-cell>
          <table:table-cell table:style-name="ce1" office:value-type="float" office:value="469.11" calcext:value-type="float">
            <text:p>469.11</text:p>
          </table:table-cell>
          <table:table-cell table:style-name="ce5" table:formula="of:=100*([.G9]-[.B9])/[.B9]" office:value-type="float" office:value="33.2282525347193" calcext:value-type="float">
            <text:p>33.23</text:p>
          </table:table-cell>
          <table:table-cell/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3586.21" calcext:value-type="float">
            <text:p>3586.21</text:p>
          </table:table-cell>
          <table:table-cell table:style-name="ce1" office:value-type="float" office:value="3586.21" calcext:value-type="float">
            <text:p>3586.21</text:p>
          </table:table-cell>
          <table:table-cell table:style-name="ce5" table:formula="of:=100*([.C10]-[.B10])/[.B10]" office:value-type="float" office:value="0" calcext:value-type="float">
            <text:p>0.00</text:p>
          </table:table-cell>
          <table:table-cell table:style-name="ce1" office:value-type="float" office:value="3646.71" calcext:value-type="float">
            <text:p>3646.71</text:p>
          </table:table-cell>
          <table:table-cell table:style-name="ce5" table:formula="of:=([.E10]-[.B10])/[.B10]*100" office:value-type="float" office:value="1.68701777085001" calcext:value-type="float">
            <text:p>1.69</text:p>
          </table:table-cell>
          <table:table-cell table:style-name="ce1" office:value-type="float" office:value="4312.54" calcext:value-type="float">
            <text:p>4312.54</text:p>
          </table:table-cell>
          <table:table-cell table:style-name="ce5" table:formula="of:=100*([.G10]-[.B10])/[.B10]" office:value-type="float" office:value="20.2534151653138" calcext:value-type="float">
            <text:p>20.25</text:p>
          </table:table-cell>
          <table:table-cell/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2206.32" calcext:value-type="float">
            <text:p>2206.32</text:p>
          </table:table-cell>
          <table:table-cell table:style-name="ce1" office:value-type="float" office:value="2206.32" calcext:value-type="float">
            <text:p>2206.32</text:p>
          </table:table-cell>
          <table:table-cell table:style-name="ce5" table:formula="of:=100*([.C11]-[.B11])/[.B11]" office:value-type="float" office:value="0" calcext:value-type="float">
            <text:p>0.00</text:p>
          </table:table-cell>
          <table:table-cell table:style-name="ce1" office:value-type="float" office:value="2436.95" calcext:value-type="float">
            <text:p>2436.95</text:p>
          </table:table-cell>
          <table:table-cell table:style-name="ce5" table:formula="of:=([.E11]-[.B11])/[.B11]*100" office:value-type="float" office:value="10.4531527611588" calcext:value-type="float">
            <text:p>10.45</text:p>
          </table:table-cell>
          <table:table-cell table:style-name="ce1" office:value-type="float" office:value="2935.01" calcext:value-type="float">
            <text:p>2935.01</text:p>
          </table:table-cell>
          <table:table-cell table:style-name="ce5" table:formula="of:=100*([.G11]-[.B11])/[.B11]" office:value-type="float" office:value="33.0273940316908" calcext:value-type="float">
            <text:p>33.03</text:p>
          </table:table-cell>
          <table:table-cell/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1601.68" calcext:value-type="float">
            <text:p>1601.68</text:p>
          </table:table-cell>
          <table:table-cell table:style-name="ce1" office:value-type="float" office:value="1625.21" calcext:value-type="float">
            <text:p>1625.21</text:p>
          </table:table-cell>
          <table:table-cell table:style-name="ce5" table:formula="of:=100*([.C12]-[.B12])/[.B12]" office:value-type="float" office:value="1.46908246341341" calcext:value-type="float">
            <text:p>1.47</text:p>
          </table:table-cell>
          <table:table-cell table:style-name="ce1" office:value-type="float" office:value="1601.68" calcext:value-type="float">
            <text:p>1601.68</text:p>
          </table:table-cell>
          <table:table-cell table:style-name="ce5" table:formula="of:=([.E12]-[.B12])/[.B12]*100" office:value-type="float" office:value="0" calcext:value-type="float">
            <text:p>0.00</text:p>
          </table:table-cell>
          <table:table-cell table:style-name="ce1" office:value-type="float" office:value="2437.73" calcext:value-type="float">
            <text:p>2437.73</text:p>
          </table:table-cell>
          <table:table-cell table:style-name="ce5" table:formula="of:=100*([.G12]-[.B12])/[.B12]" office:value-type="float" office:value="52.1983167673942" calcext:value-type="float">
            <text:p>52.20</text:p>
          </table:table-cell>
          <table:table-cell/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1274.27" calcext:value-type="float">
            <text:p>1274.27</text:p>
          </table:table-cell>
          <table:table-cell table:style-name="ce1" office:value-type="float" office:value="1274.27" calcext:value-type="float">
            <text:p>1274.27</text:p>
          </table:table-cell>
          <table:table-cell table:style-name="ce5" table:formula="of:=100*([.C13]-[.B13])/[.B13]" office:value-type="float" office:value="0" calcext:value-type="float">
            <text:p>0.00</text:p>
          </table:table-cell>
          <table:table-cell table:style-name="ce1" office:value-type="float" office:value="1274.53" calcext:value-type="float">
            <text:p>1274.53</text:p>
          </table:table-cell>
          <table:table-cell table:style-name="ce5" table:formula="of:=([.E13]-[.B13])/[.B13]*100" office:value-type="float" office:value="0.0204038390607949" calcext:value-type="float">
            <text:p>0.02</text:p>
          </table:table-cell>
          <table:table-cell table:style-name="ce1" office:value-type="float" office:value="1590.39" calcext:value-type="float">
            <text:p>1590.39</text:p>
          </table:table-cell>
          <table:table-cell table:style-name="ce5" table:formula="of:=100*([.G13]-[.B13])/[.B13]" office:value-type="float" office:value="24.8079292457643" calcext:value-type="float">
            <text:p>24.81</text:p>
          </table:table-cell>
          <table:table-cell/>
          <table:table-cell table:style-name="ce3"/>
          <table:table-cell table:number-columns-repeated="4"/>
        </table:table-row>
        <table:table-row table:style-name="ro2">
          <table:table-cell office:value-type="string" calcext:value-type="string">
            <text:p>AVERAGE</text:p>
          </table:table-cell>
          <table:table-cell table:style-name="ce3" table:formula="of:=AVERAGE([.B3:.B13])" office:value-type="float" office:value="1067.39181818182" calcext:value-type="float">
            <text:p>1067.39</text:p>
          </table:table-cell>
          <table:table-cell table:style-name="ce3" table:formula="of:=AVERAGE([.C3:.C13])" office:value-type="float" office:value="1077.43818181818" calcext:value-type="float">
            <text:p>1077.44</text:p>
          </table:table-cell>
          <table:table-cell table:style-name="ce3" table:formula="of:=AVERAGE([.D3:.D13])" office:value-type="float" office:value="2.25557767839664" calcext:value-type="float">
            <text:p>2.26</text:p>
          </table:table-cell>
          <table:table-cell table:style-name="ce3" table:formula="of:=AVERAGE([.E3:.E13])" office:value-type="float" office:value="1105.54363636364" calcext:value-type="float">
            <text:p>1105.54</text:p>
          </table:table-cell>
          <table:table-cell table:style-name="ce3" table:formula="of:=AVERAGE([.F3:.F13])" office:value-type="float" office:value="4.92996499754945" calcext:value-type="float">
            <text:p>4.93</text:p>
          </table:table-cell>
          <table:table-cell table:style-name="ce3" table:formula="of:=AVERAGE([.G3:.G13])" office:value-type="float" office:value="1419.96727272727" calcext:value-type="float">
            <text:p>1419.97</text:p>
          </table:table-cell>
          <table:table-cell table:style-name="ce3" table:formula="of:=AVERAGE([.H3:.H13])" office:value-type="float" office:value="41.5980115699668" calcext:value-type="float">
            <text:p>41.60</text:p>
          </table:table-cell>
          <table:table-cell table:style-name="ce3" table:number-columns-repeated="2"/>
          <table:table-cell table:number-columns-repeated="4"/>
        </table:table-row>
        <table:table-row table:style-name="ro2" table:number-rows-repeated="2">
          <table:table-cell table:number-columns-repeated="14"/>
        </table:table-row>
        <table:table-row table:style-name="ro2">
          <table:table-cell office:value-type="string" calcext:value-type="string">
            <text:p>v1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nstance i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+Swap</text:p>
          </table:table-cell>
          <table:table-cell office:value-type="string" calcext:value-type="string">
            <text:p>gap to best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gap to best</text:p>
          </table:table-cell>
          <table:table-cell office:value-type="string" calcext:value-type="string">
            <text:p>NoLocalOpt</text:p>
          </table:table-cell>
          <table:table-cell office:value-type="string" calcext:value-type="string">
            <text:p>gap to be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221.54" calcext:value-type="float">
            <text:p>221.54</text:p>
          </table:table-cell>
          <table:table-cell table:style-name="ce9" office:value-type="float" office:value="265.62" calcext:value-type="float">
            <text:p>265.62</text:p>
          </table:table-cell>
          <table:table-cell table:style-name="ce9" table:formula="of:=100*([.C19]-[.B19])/[.B19]" office:value-type="float" office:value="19.8970840480275" calcext:value-type="float">
            <text:p>19.90</text:p>
          </table:table-cell>
          <table:table-cell table:style-name="ce9" office:value-type="float" office:value="221.54" calcext:value-type="float">
            <text:p>221.54</text:p>
          </table:table-cell>
          <table:table-cell table:style-name="ce9" table:formula="of:=100*([.E19]-[.B19])/[.B19]" office:value-type="float" office:value="0" calcext:value-type="float">
            <text:p>0.00</text:p>
          </table:table-cell>
          <table:table-cell table:style-name="ce9" office:value-type="float" office:value="361.73" calcext:value-type="float">
            <text:p>361.73</text:p>
          </table:table-cell>
          <table:table-cell table:style-name="ce9" table:formula="of:=100*([.G19]-[.B19])/[.B19]" office:value-type="float" office:value="63.2797688904938" calcext:value-type="float">
            <text:p>63.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224.38" calcext:value-type="float">
            <text:p>224.38</text:p>
          </table:table-cell>
          <table:table-cell table:style-name="ce9" office:value-type="float" office:value="224.38" calcext:value-type="float">
            <text:p>224.38</text:p>
          </table:table-cell>
          <table:table-cell table:style-name="ce9" table:formula="of:=100*([.C20]-[.B20])/[.B20]" office:value-type="float" office:value="0" calcext:value-type="float">
            <text:p>0.00</text:p>
          </table:table-cell>
          <table:table-cell table:style-name="ce9" office:value-type="float" office:value="230.97" calcext:value-type="float">
            <text:p>230.97</text:p>
          </table:table-cell>
          <table:table-cell table:style-name="ce9" table:formula="of:=100*([.E20]-[.B20])/[.B20]" office:value-type="float" office:value="2.9369819056957" calcext:value-type="float">
            <text:p>2.94</text:p>
          </table:table-cell>
          <table:table-cell table:style-name="ce9" office:value-type="float" office:value="314.64" calcext:value-type="float">
            <text:p>314.64</text:p>
          </table:table-cell>
          <table:table-cell table:style-name="ce9" table:formula="of:=100*([.G20]-[.B20])/[.B20]" office:value-type="float" office:value="40.2264016400749" calcext:value-type="float">
            <text:p>40.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231.85" calcext:value-type="float">
            <text:p>231.85</text:p>
          </table:table-cell>
          <table:table-cell table:style-name="ce9" office:value-type="float" office:value="232.55" calcext:value-type="float">
            <text:p>232.55</text:p>
          </table:table-cell>
          <table:table-cell table:style-name="ce9" table:formula="of:=100*([.C21]-[.B21])/[.B21]" office:value-type="float" office:value="0.301919344403717" calcext:value-type="float">
            <text:p>0.30</text:p>
          </table:table-cell>
          <table:table-cell table:style-name="ce9" office:value-type="float" office:value="231.85" calcext:value-type="float">
            <text:p>231.85</text:p>
          </table:table-cell>
          <table:table-cell table:style-name="ce9" table:formula="of:=100*([.E21]-[.B21])/[.B21]" office:value-type="float" office:value="0" calcext:value-type="float">
            <text:p>0.00</text:p>
          </table:table-cell>
          <table:table-cell table:style-name="ce9" office:value-type="float" office:value="275.8" calcext:value-type="float">
            <text:p>275.80</text:p>
          </table:table-cell>
          <table:table-cell table:style-name="ce9" table:formula="of:=100*([.G21]-[.B21])/[.B21]" office:value-type="float" office:value="18.9562216950615" calcext:value-type="float">
            <text:p>18.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743.39" calcext:value-type="float">
            <text:p>743.39</text:p>
          </table:table-cell>
          <table:table-cell table:style-name="ce9" office:value-type="float" office:value="771.46" calcext:value-type="float">
            <text:p>771.46</text:p>
          </table:table-cell>
          <table:table-cell table:style-name="ce9" table:formula="of:=100*([.C22]-[.B22])/[.B22]" office:value-type="float" office:value="3.77594533152182" calcext:value-type="float">
            <text:p>3.78</text:p>
          </table:table-cell>
          <table:table-cell table:style-name="ce9" office:value-type="float" office:value="743.39" calcext:value-type="float">
            <text:p>743.39</text:p>
          </table:table-cell>
          <table:table-cell table:style-name="ce9" table:formula="of:=100*([.E22]-[.B22])/[.B22]" office:value-type="float" office:value="0" calcext:value-type="float">
            <text:p>0.00</text:p>
          </table:table-cell>
          <table:table-cell table:style-name="ce9" office:value-type="float" office:value="833.11" calcext:value-type="float">
            <text:p>833.11</text:p>
          </table:table-cell>
          <table:table-cell table:style-name="ce9" table:formula="of:=100*([.G22]-[.B22])/[.B22]" office:value-type="float" office:value="12.0690350959792" calcext:value-type="float">
            <text:p>12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699.49" calcext:value-type="float">
            <text:p>699.49</text:p>
          </table:table-cell>
          <table:table-cell table:style-name="ce9" office:value-type="float" office:value="701.25" calcext:value-type="float">
            <text:p>701.25</text:p>
          </table:table-cell>
          <table:table-cell table:style-name="ce9" table:formula="of:=100*([.C23]-[.B23])/[.B23]" office:value-type="float" office:value="0.251611888661738" calcext:value-type="float">
            <text:p>0.25</text:p>
          </table:table-cell>
          <table:table-cell table:style-name="ce9" office:value-type="float" office:value="699.49" calcext:value-type="float">
            <text:p>699.49</text:p>
          </table:table-cell>
          <table:table-cell table:style-name="ce9" table:formula="of:=100*([.E23]-[.B23])/[.B23]" office:value-type="float" office:value="0" calcext:value-type="float">
            <text:p>0.00</text:p>
          </table:table-cell>
          <table:table-cell table:style-name="ce9" office:value-type="float" office:value="785.3" calcext:value-type="float">
            <text:p>785.30</text:p>
          </table:table-cell>
          <table:table-cell table:style-name="ce9" table:formula="of:=100*([.G23]-[.B23])/[.B23]" office:value-type="float" office:value="12.2675091852635" calcext:value-type="float">
            <text:p>12.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473.32" calcext:value-type="float">
            <text:p>473.32</text:p>
          </table:table-cell>
          <table:table-cell table:style-name="ce9" office:value-type="float" office:value="473.32" calcext:value-type="float">
            <text:p>473.32</text:p>
          </table:table-cell>
          <table:table-cell table:style-name="ce9" table:formula="of:=100*([.C24]-[.B24])/[.B24]" office:value-type="float" office:value="0" calcext:value-type="float">
            <text:p>0.00</text:p>
          </table:table-cell>
          <table:table-cell table:style-name="ce9" office:value-type="float" office:value="523.44" calcext:value-type="float">
            <text:p>523.44</text:p>
          </table:table-cell>
          <table:table-cell table:style-name="ce9" table:formula="of:=100*([.E24]-[.B24])/[.B24]" office:value-type="float" office:value="10.5890306769205" calcext:value-type="float">
            <text:p>10.59</text:p>
          </table:table-cell>
          <table:table-cell table:style-name="ce9" office:value-type="float" office:value="715.92" calcext:value-type="float">
            <text:p>715.92</text:p>
          </table:table-cell>
          <table:table-cell table:style-name="ce9" table:formula="of:=100*([.G24]-[.B24])/[.B24]" office:value-type="float" office:value="51.2549649285895" calcext:value-type="float">
            <text:p>51.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339.27" calcext:value-type="float">
            <text:p>339.27</text:p>
          </table:table-cell>
          <table:table-cell table:style-name="ce9" office:value-type="float" office:value="367.53" calcext:value-type="float">
            <text:p>367.53</text:p>
          </table:table-cell>
          <table:table-cell table:style-name="ce9" table:formula="of:=100*([.C25]-[.B25])/[.B25]" office:value-type="float" office:value="8.32964895216199" calcext:value-type="float">
            <text:p>8.33</text:p>
          </table:table-cell>
          <table:table-cell table:style-name="ce9" office:value-type="float" office:value="339.27" calcext:value-type="float">
            <text:p>339.27</text:p>
          </table:table-cell>
          <table:table-cell table:style-name="ce9" table:formula="of:=100*([.E25]-[.B25])/[.B25]" office:value-type="float" office:value="0" calcext:value-type="float">
            <text:p>0.00</text:p>
          </table:table-cell>
          <table:table-cell table:style-name="ce9" office:value-type="float" office:value="417.1" calcext:value-type="float">
            <text:p>417.10</text:p>
          </table:table-cell>
          <table:table-cell table:style-name="ce9" table:formula="of:=100*([.G25]-[.B25])/[.B25]" office:value-type="float" office:value="22.9404309252218" calcext:value-type="float">
            <text:p>22.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3330.48" calcext:value-type="float">
            <text:p>3330.48</text:p>
          </table:table-cell>
          <table:table-cell table:style-name="ce9" office:value-type="float" office:value="3476.45" calcext:value-type="float">
            <text:p>3476.45</text:p>
          </table:table-cell>
          <table:table-cell table:style-name="ce9" table:formula="of:=100*([.C26]-[.B26])/[.B26]" office:value-type="float" office:value="4.38285172107323" calcext:value-type="float">
            <text:p>4.38</text:p>
          </table:table-cell>
          <table:table-cell table:style-name="ce9" office:value-type="float" office:value="3330.48" calcext:value-type="float">
            <text:p>3330.48</text:p>
          </table:table-cell>
          <table:table-cell table:style-name="ce9" table:formula="of:=100*([.E26]-[.B26])/[.B26]" office:value-type="float" office:value="0" calcext:value-type="float">
            <text:p>0.00</text:p>
          </table:table-cell>
          <table:table-cell table:style-name="ce9" office:value-type="float" office:value="3521.95" calcext:value-type="float">
            <text:p>3521.95</text:p>
          </table:table-cell>
          <table:table-cell table:style-name="ce9" table:formula="of:=100*([.G26]-[.B26])/[.B26]" office:value-type="float" office:value="5.74902116211476" calcext:value-type="float">
            <text:p>5.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2064.72" calcext:value-type="float">
            <text:p>2064.72</text:p>
          </table:table-cell>
          <table:table-cell table:style-name="ce9" office:value-type="float" office:value="2064.72" calcext:value-type="float">
            <text:p>2064.72</text:p>
          </table:table-cell>
          <table:table-cell table:style-name="ce9" table:formula="of:=100*([.C27]-[.B27])/[.B27]" office:value-type="float" office:value="0" calcext:value-type="float">
            <text:p>0.00</text:p>
          </table:table-cell>
          <table:table-cell table:style-name="ce9" office:value-type="float" office:value="2408.35" calcext:value-type="float">
            <text:p>2408.35</text:p>
          </table:table-cell>
          <table:table-cell table:style-name="ce9" table:formula="of:=100*([.E27]-[.B27])/[.B27]" office:value-type="float" office:value="16.6429346352048" calcext:value-type="float">
            <text:p>16.64</text:p>
          </table:table-cell>
          <table:table-cell table:style-name="ce9" office:value-type="float" office:value="2583.64" calcext:value-type="float">
            <text:p>2583.64</text:p>
          </table:table-cell>
          <table:table-cell table:style-name="ce9" table:formula="of:=100*([.G27]-[.B27])/[.B27]" office:value-type="float" office:value="25.1327056453175" calcext:value-type="float">
            <text:p>25.13</text:p>
          </table:table-cell>
          <table:table-cell table:style-name="ce3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1605.77" calcext:value-type="float">
            <text:p>1605.77</text:p>
          </table:table-cell>
          <table:table-cell table:style-name="ce9" office:value-type="float" office:value="1605.77" calcext:value-type="float">
            <text:p>1605.77</text:p>
          </table:table-cell>
          <table:table-cell table:style-name="ce9" table:formula="of:=100*([.C28]-[.B28])/[.B28]" office:value-type="float" office:value="0" calcext:value-type="float">
            <text:p>0.00</text:p>
          </table:table-cell>
          <table:table-cell table:style-name="ce9" office:value-type="float" office:value="1655.83" calcext:value-type="float">
            <text:p>1655.83</text:p>
          </table:table-cell>
          <table:table-cell table:style-name="ce9" table:formula="of:=100*([.E28]-[.B28])/[.B28]" office:value-type="float" office:value="3.11750748861916" calcext:value-type="float">
            <text:p>3.12</text:p>
          </table:table-cell>
          <table:table-cell table:style-name="ce9" office:value-type="float" office:value="1888.36" calcext:value-type="float">
            <text:p>1888.36</text:p>
          </table:table-cell>
          <table:table-cell table:style-name="ce9" table:formula="of:=100*([.G28]-[.B28])/[.B28]" office:value-type="float" office:value="17.5984107313002" calcext:value-type="float">
            <text:p>17.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1140.61" calcext:value-type="float">
            <text:p>1140.61</text:p>
          </table:table-cell>
          <table:table-cell table:style-name="ce9" office:value-type="float" office:value="1195.53" calcext:value-type="float">
            <text:p>1195.53</text:p>
          </table:table-cell>
          <table:table-cell table:style-name="ce9" table:formula="of:=100*([.C29]-[.B29])/[.B29]" office:value-type="float" office:value="4.81496742970867" calcext:value-type="float">
            <text:p>4.81</text:p>
          </table:table-cell>
          <table:table-cell table:style-name="ce9" office:value-type="float" office:value="1140.61" calcext:value-type="float">
            <text:p>1140.61</text:p>
          </table:table-cell>
          <table:table-cell table:style-name="ce9" table:formula="of:=100*([.E29]-[.B29])/[.B29]" office:value-type="float" office:value="0" calcext:value-type="float">
            <text:p>0.00</text:p>
          </table:table-cell>
          <table:table-cell table:style-name="ce9" office:value-type="float" office:value="1345.7" calcext:value-type="float">
            <text:p>1345.70</text:p>
          </table:table-cell>
          <table:table-cell table:style-name="ce9" table:formula="of:=100*([.G29]-[.B29])/[.B29]" office:value-type="float" office:value="17.9807296095949" calcext:value-type="float">
            <text:p>17.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ERAGE</text:p>
          </table:table-cell>
          <table:table-cell table:style-name="ce3" table:formula="of:=AVERAGE([.B19:.B29])" office:value-type="float" office:value="1006.80181818182" calcext:value-type="float">
            <text:p>1006.80</text:p>
          </table:table-cell>
          <table:table-cell table:style-name="ce3" table:formula="of:=AVERAGE([.C19:.C29])" office:value-type="float" office:value="1034.41636363636" calcext:value-type="float">
            <text:p>1034.42</text:p>
          </table:table-cell>
          <table:table-cell table:style-name="ce3" table:formula="of:=AVERAGE([.D19:.D29])" office:value-type="float" office:value="3.79582079232351" calcext:value-type="float">
            <text:p>3.80</text:p>
          </table:table-cell>
          <table:table-cell table:style-name="ce3" table:formula="of:=AVERAGE([.E19:.E29])" office:value-type="float" office:value="1047.74727272727" calcext:value-type="float">
            <text:p>1047.75</text:p>
          </table:table-cell>
          <table:table-cell table:style-name="ce3" table:formula="of:=AVERAGE([.F19:.F29])" office:value-type="float" office:value="3.0260413369491" calcext:value-type="float">
            <text:p>3.03</text:p>
          </table:table-cell>
          <table:table-cell table:style-name="ce3" table:formula="of:=AVERAGE([.G19:.G29])" office:value-type="float" office:value="1185.75" calcext:value-type="float">
            <text:p>1185.75</text:p>
          </table:table-cell>
          <table:table-cell table:style-name="ce3" table:formula="of:=AVERAGE([.H19:.H29])" office:value-type="float" office:value="26.1322908644556" calcext:value-type="float">
            <text:p>26.13</text:p>
          </table:table-cell>
          <table:table-cell table:number-columns-repeated="6"/>
        </table:table-row>
        <table:table-row table:style-name="ro1" table:number-rows-repeated="10">
          <table:table-cell table:number-columns-repeated="14"/>
        </table:table-row>
        <table:table-row table:style-name="ro1">
          <table:table-cell office:value-type="string" calcext:value-type="string" table:number-columns-spanned="2" table:number-rows-spanned="1">
            <text:p>v1 vs og full table</text:p>
          </table:table-cell>
          <table:covered-table-cell/>
          <table:table-cell table:number-columns-repeated="12"/>
        </table:table-row>
        <table:table-row table:style-name="ro1">
          <table:table-cell office:value-type="string" calcext:value-type="string">
            <text:p>Instance id</text:p>
          </table:table-cell>
          <table:table-cell office:value-type="string" calcext:value-type="string">
            <text:p>Best</text:p>
          </table:table-cell>
          <table:table-cell table:style-name="ce3" office:value-type="string" calcext:value-type="string">
            <text:p>v1_+Swap</text:p>
          </table:table-cell>
          <table:table-cell office:value-type="string" calcext:value-type="string">
            <text:p>gap</text:p>
          </table:table-cell>
          <table:table-cell table:style-name="ce3" office:value-type="string" calcext:value-type="string">
            <text:p>v1_Standard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v1_NoLocal</text:p>
          </table:table-cell>
          <table:table-cell office:value-type="string" calcext:value-type="string">
            <text:p>gap</text:p>
          </table:table-cell>
          <table:table-cell table:style-name="ce3" office:value-type="string" calcext:value-type="string">
            <text:p>og_+Swap</text:p>
          </table:table-cell>
          <table:table-cell office:value-type="string" calcext:value-type="string">
            <text:p>gap</text:p>
          </table:table-cell>
          <table:table-cell table:style-name="ce3" office:value-type="string" calcext:value-type="string">
            <text:p>og_Standard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og_NoLocal</text:p>
          </table:table-cell>
          <table:table-cell office:value-type="string" calcext:value-type="string">
            <text:p>gap</text:p>
          </table:table-cell>
        </table:table-row>
        <table:table-row table:style-name="ro1">
          <table:table-cell office:value-type="string" calcext:value-type="string">
            <text:p>p01</text:p>
          </table:table-cell>
          <table:table-cell table:formula="of:=MIN([.C43];[.E43];[.G43];[.I43];[.K43];[.M43])" office:value-type="float" office:value="221.54" calcext:value-type="float">
            <text:p>221.54</text:p>
          </table:table-cell>
          <table:table-cell table:style-name="ce10" office:value-type="float" office:value="265.62" calcext:value-type="float">
            <text:p>265.62</text:p>
          </table:table-cell>
          <table:table-cell table:style-name="ce10" table:formula="of:=100*([.C43]-[.B43])/[.B43]" office:value-type="float" office:value="19.8970840480275" calcext:value-type="float">
            <text:p>19.90</text:p>
          </table:table-cell>
          <table:table-cell table:style-name="ce10" office:value-type="float" office:value="221.54" calcext:value-type="float">
            <text:p>221.54</text:p>
          </table:table-cell>
          <table:table-cell table:style-name="ce10" table:formula="of:=100*([.E43]-[.B43])/[.B43]" office:value-type="float" office:value="0" calcext:value-type="float">
            <text:p>0.00</text:p>
          </table:table-cell>
          <table:table-cell table:style-name="ce10" office:value-type="float" office:value="361.73" calcext:value-type="float">
            <text:p>361.73</text:p>
          </table:table-cell>
          <table:table-cell table:style-name="ce10" table:formula="of:=100*([.G43]-[.B43])/[.B43]" office:value-type="float" office:value="63.2797688904938" calcext:value-type="float">
            <text:p>63.28</text:p>
          </table:table-cell>
          <table:table-cell table:style-name="ce12" office:value-type="float" office:value="231.04" calcext:value-type="float">
            <text:p>231.04</text:p>
          </table:table-cell>
          <table:table-cell table:style-name="ce10" table:formula="of:=100*([.I43]-[.B43])/[.B43]" office:value-type="float" office:value="4.28816466552316" calcext:value-type="float">
            <text:p>4.29</text:p>
          </table:table-cell>
          <table:table-cell table:style-name="ce12" office:value-type="float" office:value="258.24" calcext:value-type="float">
            <text:p>258.24</text:p>
          </table:table-cell>
          <table:table-cell table:style-name="ce10" table:formula="of:=100*([.K43]-[.B43])/[.B43]" office:value-type="float" office:value="16.5658571815474" calcext:value-type="float">
            <text:p>16.57</text:p>
          </table:table-cell>
          <table:table-cell table:style-name="ce12" office:value-type="float" office:value="410.5" calcext:value-type="float">
            <text:p>410.50</text:p>
          </table:table-cell>
          <table:table-cell table:style-name="ce10" table:formula="of:=100*([.M43]-[.B43])/[.B43]" office:value-type="float" office:value="85.2938521260269" calcext:value-type="float">
            <text:p>85.29</text:p>
          </table:table-cell>
        </table:table-row>
        <table:table-row table:style-name="ro1">
          <table:table-cell office:value-type="string" calcext:value-type="string">
            <text:p>p02</text:p>
          </table:table-cell>
          <table:table-cell table:formula="of:=MIN([.C44];[.E44];[.G44];[.I44];[.K44];[.M44])" office:value-type="float" office:value="224.38" calcext:value-type="float">
            <text:p>224.38</text:p>
          </table:table-cell>
          <table:table-cell table:style-name="ce10" office:value-type="float" office:value="224.38" calcext:value-type="float">
            <text:p>224.38</text:p>
          </table:table-cell>
          <table:table-cell table:style-name="ce10" table:formula="of:=100*([.C44]-[.B44])/[.B44]" office:value-type="float" office:value="0" calcext:value-type="float">
            <text:p>0.00</text:p>
          </table:table-cell>
          <table:table-cell table:style-name="ce10" office:value-type="float" office:value="230.97" calcext:value-type="float">
            <text:p>230.97</text:p>
          </table:table-cell>
          <table:table-cell table:style-name="ce10" table:formula="of:=100*([.E44]-[.B44])/[.B44]" office:value-type="float" office:value="2.9369819056957" calcext:value-type="float">
            <text:p>2.94</text:p>
          </table:table-cell>
          <table:table-cell table:style-name="ce10" office:value-type="float" office:value="314.64" calcext:value-type="float">
            <text:p>314.64</text:p>
          </table:table-cell>
          <table:table-cell table:style-name="ce10" table:formula="of:=100*([.G44]-[.B44])/[.B44]" office:value-type="float" office:value="40.2264016400749" calcext:value-type="float">
            <text:p>40.23</text:p>
          </table:table-cell>
          <table:table-cell table:style-name="ce12" office:value-type="float" office:value="246.38" calcext:value-type="float">
            <text:p>246.38</text:p>
          </table:table-cell>
          <table:table-cell table:style-name="ce10" table:formula="of:=100*([.I44]-[.B44])/[.B44]" office:value-type="float" office:value="9.8047954363134" calcext:value-type="float">
            <text:p>9.80</text:p>
          </table:table-cell>
          <table:table-cell table:style-name="ce12" office:value-type="float" office:value="259.42" calcext:value-type="float">
            <text:p>259.42</text:p>
          </table:table-cell>
          <table:table-cell table:style-name="ce10" table:formula="of:=100*([.K44]-[.B44])/[.B44]" office:value-type="float" office:value="15.6163650949283" calcext:value-type="float">
            <text:p>15.62</text:p>
          </table:table-cell>
          <table:table-cell table:style-name="ce12" office:value-type="float" office:value="382.31" calcext:value-type="float">
            <text:p>382.31</text:p>
          </table:table-cell>
          <table:table-cell table:style-name="ce10" table:formula="of:=100*([.M44]-[.B44])/[.B44]" office:value-type="float" office:value="70.3850610571352" calcext:value-type="float">
            <text:p>70.39</text:p>
          </table:table-cell>
        </table:table-row>
        <table:table-row table:style-name="ro1">
          <table:table-cell office:value-type="string" calcext:value-type="string">
            <text:p>p03</text:p>
          </table:table-cell>
          <table:table-cell table:formula="of:=MIN([.C45];[.E45];[.G45];[.I45];[.K45];[.M45])" office:value-type="float" office:value="231.85" calcext:value-type="float">
            <text:p>231.85</text:p>
          </table:table-cell>
          <table:table-cell table:style-name="ce10" office:value-type="float" office:value="232.55" calcext:value-type="float">
            <text:p>232.55</text:p>
          </table:table-cell>
          <table:table-cell table:style-name="ce10" table:formula="of:=100*([.C45]-[.B45])/[.B45]" office:value-type="float" office:value="0.301919344403717" calcext:value-type="float">
            <text:p>0.30</text:p>
          </table:table-cell>
          <table:table-cell table:style-name="ce10" office:value-type="float" office:value="231.85" calcext:value-type="float">
            <text:p>231.85</text:p>
          </table:table-cell>
          <table:table-cell table:style-name="ce10" table:formula="of:=100*([.E45]-[.B45])/[.B45]" office:value-type="float" office:value="0" calcext:value-type="float">
            <text:p>0.00</text:p>
          </table:table-cell>
          <table:table-cell table:style-name="ce10" office:value-type="float" office:value="275.8" calcext:value-type="float">
            <text:p>275.80</text:p>
          </table:table-cell>
          <table:table-cell table:style-name="ce10" table:formula="of:=100*([.G45]-[.B45])/[.B45]" office:value-type="float" office:value="18.9562216950615" calcext:value-type="float">
            <text:p>18.96</text:p>
          </table:table-cell>
          <table:table-cell table:style-name="ce12" office:value-type="float" office:value="277.5" calcext:value-type="float">
            <text:p>277.50</text:p>
          </table:table-cell>
          <table:table-cell table:style-name="ce10" table:formula="of:=100*([.I45]-[.B45])/[.B45]" office:value-type="float" office:value="19.6894543886133" calcext:value-type="float">
            <text:p>19.69</text:p>
          </table:table-cell>
          <table:table-cell table:style-name="ce12" office:value-type="float" office:value="247.39" calcext:value-type="float">
            <text:p>247.39</text:p>
          </table:table-cell>
          <table:table-cell table:style-name="ce10" table:formula="of:=100*([.K45]-[.B45])/[.B45]" office:value-type="float" office:value="6.70260944576234" calcext:value-type="float">
            <text:p>6.70</text:p>
          </table:table-cell>
          <table:table-cell table:style-name="ce12" office:value-type="float" office:value="349.68" calcext:value-type="float">
            <text:p>349.68</text:p>
          </table:table-cell>
          <table:table-cell table:style-name="ce10" table:formula="of:=100*([.M45]-[.B45])/[.B45]" office:value-type="float" office:value="50.8216519301272" calcext:value-type="float">
            <text:p>50.82</text:p>
          </table:table-cell>
        </table:table-row>
        <table:table-row table:style-name="ro1">
          <table:table-cell office:value-type="string" calcext:value-type="string">
            <text:p>p04</text:p>
          </table:table-cell>
          <table:table-cell table:formula="of:=MIN([.C46];[.E46];[.G46];[.I46];[.K46];[.M46])" office:value-type="float" office:value="743.39" calcext:value-type="float">
            <text:p>743.39</text:p>
          </table:table-cell>
          <table:table-cell table:style-name="ce10" office:value-type="float" office:value="771.46" calcext:value-type="float">
            <text:p>771.46</text:p>
          </table:table-cell>
          <table:table-cell table:style-name="ce10" table:formula="of:=100*([.C46]-[.B46])/[.B46]" office:value-type="float" office:value="3.77594533152182" calcext:value-type="float">
            <text:p>3.78</text:p>
          </table:table-cell>
          <table:table-cell table:style-name="ce10" office:value-type="float" office:value="743.39" calcext:value-type="float">
            <text:p>743.39</text:p>
          </table:table-cell>
          <table:table-cell table:style-name="ce10" table:formula="of:=100*([.E46]-[.B46])/[.B46]" office:value-type="float" office:value="0" calcext:value-type="float">
            <text:p>0.00</text:p>
          </table:table-cell>
          <table:table-cell table:style-name="ce10" office:value-type="float" office:value="833.11" calcext:value-type="float">
            <text:p>833.11</text:p>
          </table:table-cell>
          <table:table-cell table:style-name="ce10" table:formula="of:=100*([.G46]-[.B46])/[.B46]" office:value-type="float" office:value="12.0690350959792" calcext:value-type="float">
            <text:p>12.07</text:p>
          </table:table-cell>
          <table:table-cell table:style-name="ce12" office:value-type="float" office:value="769.7" calcext:value-type="float">
            <text:p>769.70</text:p>
          </table:table-cell>
          <table:table-cell table:style-name="ce10" table:formula="of:=100*([.I46]-[.B46])/[.B46]" office:value-type="float" office:value="3.53919207952758" calcext:value-type="float">
            <text:p>3.54</text:p>
          </table:table-cell>
          <table:table-cell table:style-name="ce12" office:value-type="float" office:value="768.52" calcext:value-type="float">
            <text:p>768.52</text:p>
          </table:table-cell>
          <table:table-cell table:style-name="ce10" table:formula="of:=100*([.K46]-[.B46])/[.B46]" office:value-type="float" office:value="3.38045978557688" calcext:value-type="float">
            <text:p>3.38</text:p>
          </table:table-cell>
          <table:table-cell table:style-name="ce12" office:value-type="float" office:value="995.79" calcext:value-type="float">
            <text:p>995.79</text:p>
          </table:table-cell>
          <table:table-cell table:style-name="ce10" table:formula="of:=100*([.M46]-[.B46])/[.B46]" office:value-type="float" office:value="33.9525686382652" calcext:value-type="float">
            <text:p>33.95</text:p>
          </table:table-cell>
        </table:table-row>
        <table:table-row table:style-name="ro1">
          <table:table-cell office:value-type="string" calcext:value-type="string">
            <text:p>p05</text:p>
          </table:table-cell>
          <table:table-cell table:formula="of:=MIN([.C47];[.E47];[.G47];[.I47];[.K47];[.M47])" office:value-type="float" office:value="699.49" calcext:value-type="float">
            <text:p>699.49</text:p>
          </table:table-cell>
          <table:table-cell table:style-name="ce10" office:value-type="float" office:value="701.25" calcext:value-type="float">
            <text:p>701.25</text:p>
          </table:table-cell>
          <table:table-cell table:style-name="ce10" table:formula="of:=100*([.C47]-[.B47])/[.B47]" office:value-type="float" office:value="0.251611888661738" calcext:value-type="float">
            <text:p>0.25</text:p>
          </table:table-cell>
          <table:table-cell table:style-name="ce10" office:value-type="float" office:value="699.49" calcext:value-type="float">
            <text:p>699.49</text:p>
          </table:table-cell>
          <table:table-cell table:style-name="ce10" table:formula="of:=100*([.E47]-[.B47])/[.B47]" office:value-type="float" office:value="0" calcext:value-type="float">
            <text:p>0.00</text:p>
          </table:table-cell>
          <table:table-cell table:style-name="ce10" office:value-type="float" office:value="785.3" calcext:value-type="float">
            <text:p>785.30</text:p>
          </table:table-cell>
          <table:table-cell table:style-name="ce10" table:formula="of:=100*([.G47]-[.B47])/[.B47]" office:value-type="float" office:value="12.2675091852635" calcext:value-type="float">
            <text:p>12.27</text:p>
          </table:table-cell>
          <table:table-cell table:style-name="ce12" office:value-type="float" office:value="737.73" calcext:value-type="float">
            <text:p>737.73</text:p>
          </table:table-cell>
          <table:table-cell table:style-name="ce10" table:formula="of:=100*([.I47]-[.B47])/[.B47]" office:value-type="float" office:value="5.46684012637779" calcext:value-type="float">
            <text:p>5.47</text:p>
          </table:table-cell>
          <table:table-cell table:style-name="ce12" office:value-type="float" office:value="733.75" calcext:value-type="float">
            <text:p>733.75</text:p>
          </table:table-cell>
          <table:table-cell table:style-name="ce10" table:formula="of:=100*([.K47]-[.B47])/[.B47]" office:value-type="float" office:value="4.89785415088136" calcext:value-type="float">
            <text:p>4.90</text:p>
          </table:table-cell>
          <table:table-cell table:style-name="ce12" office:value-type="float" office:value="927.64" calcext:value-type="float">
            <text:p>927.64</text:p>
          </table:table-cell>
          <table:table-cell table:style-name="ce10" table:formula="of:=100*([.M47]-[.B47])/[.B47]" office:value-type="float" office:value="32.6166206807817" calcext:value-type="float">
            <text:p>32.62</text:p>
          </table:table-cell>
        </table:table-row>
        <table:table-row table:style-name="ro1">
          <table:table-cell office:value-type="string" calcext:value-type="string">
            <text:p>p06</text:p>
          </table:table-cell>
          <table:table-cell table:formula="of:=MIN([.C48];[.E48];[.G48];[.I48];[.K48];[.M48])" office:value-type="float" office:value="473.32" calcext:value-type="float">
            <text:p>473.32</text:p>
          </table:table-cell>
          <table:table-cell table:style-name="ce10" office:value-type="float" office:value="473.32" calcext:value-type="float">
            <text:p>473.32</text:p>
          </table:table-cell>
          <table:table-cell table:style-name="ce10" table:formula="of:=100*([.C48]-[.B48])/[.B48]" office:value-type="float" office:value="0" calcext:value-type="float">
            <text:p>0.00</text:p>
          </table:table-cell>
          <table:table-cell table:style-name="ce10" office:value-type="float" office:value="523.44" calcext:value-type="float">
            <text:p>523.44</text:p>
          </table:table-cell>
          <table:table-cell table:style-name="ce10" table:formula="of:=100*([.E48]-[.B48])/[.B48]" office:value-type="float" office:value="10.5890306769205" calcext:value-type="float">
            <text:p>10.59</text:p>
          </table:table-cell>
          <table:table-cell table:style-name="ce10" office:value-type="float" office:value="715.92" calcext:value-type="float">
            <text:p>715.92</text:p>
          </table:table-cell>
          <table:table-cell table:style-name="ce10" table:formula="of:=100*([.G48]-[.B48])/[.B48]" office:value-type="float" office:value="51.2549649285895" calcext:value-type="float">
            <text:p>51.25</text:p>
          </table:table-cell>
          <table:table-cell table:style-name="ce12" office:value-type="float" office:value="545.35" calcext:value-type="float">
            <text:p>545.35</text:p>
          </table:table-cell>
          <table:table-cell table:style-name="ce10" table:formula="of:=100*([.I48]-[.B48])/[.B48]" office:value-type="float" office:value="15.2180343108257" calcext:value-type="float">
            <text:p>15.22</text:p>
          </table:table-cell>
          <table:table-cell table:style-name="ce12" office:value-type="float" office:value="493.64" calcext:value-type="float">
            <text:p>493.64</text:p>
          </table:table-cell>
          <table:table-cell table:style-name="ce10" table:formula="of:=100*([.K48]-[.B48])/[.B48]" office:value-type="float" office:value="4.29307867827263" calcext:value-type="float">
            <text:p>4.29</text:p>
          </table:table-cell>
          <table:table-cell table:style-name="ce12" office:value-type="float" office:value="808.94" calcext:value-type="float">
            <text:p>808.94</text:p>
          </table:table-cell>
          <table:table-cell table:style-name="ce10" table:formula="of:=100*([.M48]-[.B48])/[.B48]" office:value-type="float" office:value="70.9076312008789" calcext:value-type="float">
            <text:p>70.91</text:p>
          </table:table-cell>
        </table:table-row>
        <table:table-row table:style-name="ro1">
          <table:table-cell office:value-type="string" calcext:value-type="string">
            <text:p>p07</text:p>
          </table:table-cell>
          <table:table-cell table:formula="of:=MIN([.C49];[.E49];[.G49];[.I49];[.K49];[.M49])" office:value-type="float" office:value="339.27" calcext:value-type="float">
            <text:p>339.27</text:p>
          </table:table-cell>
          <table:table-cell table:style-name="ce10" office:value-type="float" office:value="367.53" calcext:value-type="float">
            <text:p>367.53</text:p>
          </table:table-cell>
          <table:table-cell table:style-name="ce10" table:formula="of:=100*([.C49]-[.B49])/[.B49]" office:value-type="float" office:value="8.32964895216199" calcext:value-type="float">
            <text:p>8.33</text:p>
          </table:table-cell>
          <table:table-cell table:style-name="ce10" office:value-type="float" office:value="339.27" calcext:value-type="float">
            <text:p>339.27</text:p>
          </table:table-cell>
          <table:table-cell table:style-name="ce10" table:formula="of:=100*([.E49]-[.B49])/[.B49]" office:value-type="float" office:value="0" calcext:value-type="float">
            <text:p>0.00</text:p>
          </table:table-cell>
          <table:table-cell table:style-name="ce10" office:value-type="float" office:value="417.1" calcext:value-type="float">
            <text:p>417.10</text:p>
          </table:table-cell>
          <table:table-cell table:style-name="ce10" table:formula="of:=100*([.G49]-[.B49])/[.B49]" office:value-type="float" office:value="22.9404309252218" calcext:value-type="float">
            <text:p>22.94</text:p>
          </table:table-cell>
          <table:table-cell table:style-name="ce12" office:value-type="float" office:value="352.11" calcext:value-type="float">
            <text:p>352.11</text:p>
          </table:table-cell>
          <table:table-cell table:style-name="ce10" table:formula="of:=100*([.I49]-[.B49])/[.B49]" office:value-type="float" office:value="3.78459633919888" calcext:value-type="float">
            <text:p>3.78</text:p>
          </table:table-cell>
          <table:table-cell table:style-name="ce12" office:value-type="float" office:value="440.15" calcext:value-type="float">
            <text:p>440.15</text:p>
          </table:table-cell>
          <table:table-cell table:style-name="ce10" table:formula="of:=100*([.K49]-[.B49])/[.B49]" office:value-type="float" office:value="29.7344298051699" calcext:value-type="float">
            <text:p>29.73</text:p>
          </table:table-cell>
          <table:table-cell table:style-name="ce12" office:value-type="float" office:value="469.11" calcext:value-type="float">
            <text:p>469.11</text:p>
          </table:table-cell>
          <table:table-cell table:style-name="ce10" table:formula="of:=100*([.M49]-[.B49])/[.B49]" office:value-type="float" office:value="38.2704041029269" calcext:value-type="float">
            <text:p>38.27</text:p>
          </table:table-cell>
        </table:table-row>
        <table:table-row table:style-name="ro1">
          <table:table-cell office:value-type="string" calcext:value-type="string">
            <text:p>p08</text:p>
          </table:table-cell>
          <table:table-cell table:formula="of:=MIN([.C50];[.E50];[.G50];[.I50];[.K50];[.M50])" office:value-type="float" office:value="3330.48" calcext:value-type="float">
            <text:p>3330.48</text:p>
          </table:table-cell>
          <table:table-cell table:style-name="ce10" office:value-type="float" office:value="3476.45" calcext:value-type="float">
            <text:p>3476.45</text:p>
          </table:table-cell>
          <table:table-cell table:style-name="ce10" table:formula="of:=100*([.C50]-[.B50])/[.B50]" office:value-type="float" office:value="4.38285172107323" calcext:value-type="float">
            <text:p>4.38</text:p>
          </table:table-cell>
          <table:table-cell table:style-name="ce10" office:value-type="float" office:value="3330.48" calcext:value-type="float">
            <text:p>3330.48</text:p>
          </table:table-cell>
          <table:table-cell table:style-name="ce10" table:formula="of:=100*([.E50]-[.B50])/[.B50]" office:value-type="float" office:value="0" calcext:value-type="float">
            <text:p>0.00</text:p>
          </table:table-cell>
          <table:table-cell table:style-name="ce10" office:value-type="float" office:value="3521.95" calcext:value-type="float">
            <text:p>3521.95</text:p>
          </table:table-cell>
          <table:table-cell table:style-name="ce10" table:formula="of:=100*([.G50]-[.B50])/[.B50]" office:value-type="float" office:value="5.74902116211476" calcext:value-type="float">
            <text:p>5.75</text:p>
          </table:table-cell>
          <table:table-cell table:style-name="ce12" office:value-type="float" office:value="3586.21" calcext:value-type="float">
            <text:p>3586.21</text:p>
          </table:table-cell>
          <table:table-cell table:style-name="ce10" table:formula="of:=100*([.I50]-[.B50])/[.B50]" office:value-type="float" office:value="7.67847277269343" calcext:value-type="float">
            <text:p>7.68</text:p>
          </table:table-cell>
          <table:table-cell table:style-name="ce12" office:value-type="float" office:value="3646.71" calcext:value-type="float">
            <text:p>3646.71</text:p>
          </table:table-cell>
          <table:table-cell table:style-name="ce10" table:formula="of:=100*([.K50]-[.B50])/[.B50]" office:value-type="float" office:value="9.49502774374865" calcext:value-type="float">
            <text:p>9.50</text:p>
          </table:table-cell>
          <table:table-cell table:style-name="ce12" office:value-type="float" office:value="4312.54" calcext:value-type="float">
            <text:p>4312.54</text:p>
          </table:table-cell>
          <table:table-cell table:style-name="ce10" table:formula="of:=100*([.M50]-[.B50])/[.B50]" office:value-type="float" office:value="29.4870409070164" calcext:value-type="float">
            <text:p>29.49</text:p>
          </table:table-cell>
        </table:table-row>
        <table:table-row table:style-name="ro1">
          <table:table-cell office:value-type="string" calcext:value-type="string">
            <text:p>p09</text:p>
          </table:table-cell>
          <table:table-cell table:formula="of:=MIN([.C51];[.E51];[.G51];[.I51];[.K51];[.M51])" office:value-type="float" office:value="2064.72" calcext:value-type="float">
            <text:p>2064.72</text:p>
          </table:table-cell>
          <table:table-cell table:style-name="ce10" office:value-type="float" office:value="2064.72" calcext:value-type="float">
            <text:p>2064.72</text:p>
          </table:table-cell>
          <table:table-cell table:style-name="ce10" table:formula="of:=100*([.C51]-[.B51])/[.B51]" office:value-type="float" office:value="0" calcext:value-type="float">
            <text:p>0.00</text:p>
          </table:table-cell>
          <table:table-cell table:style-name="ce10" office:value-type="float" office:value="2408.35" calcext:value-type="float">
            <text:p>2408.35</text:p>
          </table:table-cell>
          <table:table-cell table:style-name="ce10" table:formula="of:=100*([.E51]-[.B51])/[.B51]" office:value-type="float" office:value="16.6429346352048" calcext:value-type="float">
            <text:p>16.64</text:p>
          </table:table-cell>
          <table:table-cell table:style-name="ce10" office:value-type="float" office:value="2583.64" calcext:value-type="float">
            <text:p>2583.64</text:p>
          </table:table-cell>
          <table:table-cell table:style-name="ce10" table:formula="of:=100*([.G51]-[.B51])/[.B51]" office:value-type="float" office:value="25.1327056453175" calcext:value-type="float">
            <text:p>25.13</text:p>
          </table:table-cell>
          <table:table-cell table:style-name="ce12" office:value-type="float" office:value="2206.32" calcext:value-type="float">
            <text:p>2206.32</text:p>
          </table:table-cell>
          <table:table-cell table:style-name="ce10" table:formula="of:=100*([.I51]-[.B51])/[.B51]" office:value-type="float" office:value="6.85807276531444" calcext:value-type="float">
            <text:p>6.86</text:p>
          </table:table-cell>
          <table:table-cell table:style-name="ce12" office:value-type="float" office:value="2436.95" calcext:value-type="float">
            <text:p>2436.95</text:p>
          </table:table-cell>
          <table:table-cell table:style-name="ce10" table:formula="of:=100*([.K51]-[.B51])/[.B51]" office:value-type="float" office:value="18.028110349103" calcext:value-type="float">
            <text:p>18.03</text:p>
          </table:table-cell>
          <table:table-cell table:style-name="ce12" office:value-type="float" office:value="2935.01" calcext:value-type="float">
            <text:p>2935.01</text:p>
          </table:table-cell>
          <table:table-cell table:style-name="ce10" table:formula="of:=100*([.M51]-[.B51])/[.B51]" office:value-type="float" office:value="42.1505095121857" calcext:value-type="float">
            <text:p>42.15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table:formula="of:=MIN([.C52];[.E52];[.G52];[.I52];[.K52];[.M52])" office:value-type="float" office:value="1601.68" calcext:value-type="float">
            <text:p>1601.68</text:p>
          </table:table-cell>
          <table:table-cell table:style-name="ce10" office:value-type="float" office:value="1605.77" calcext:value-type="float">
            <text:p>1605.77</text:p>
          </table:table-cell>
          <table:table-cell table:style-name="ce10" table:formula="of:=100*([.C52]-[.B52])/[.B52]" office:value-type="float" office:value="0.25535687528095" calcext:value-type="float">
            <text:p>0.26</text:p>
          </table:table-cell>
          <table:table-cell table:style-name="ce10" office:value-type="float" office:value="1655.83" calcext:value-type="float">
            <text:p>1655.83</text:p>
          </table:table-cell>
          <table:table-cell table:style-name="ce10" table:formula="of:=100*([.E52]-[.B52])/[.B52]" office:value-type="float" office:value="3.3808251336097" calcext:value-type="float">
            <text:p>3.38</text:p>
          </table:table-cell>
          <table:table-cell table:style-name="ce10" office:value-type="float" office:value="1888.36" calcext:value-type="float">
            <text:p>1888.36</text:p>
          </table:table-cell>
          <table:table-cell table:style-name="ce10" table:formula="of:=100*([.G52]-[.B52])/[.B52]" office:value-type="float" office:value="17.8987063583238" calcext:value-type="float">
            <text:p>17.90</text:p>
          </table:table-cell>
          <table:table-cell table:style-name="ce12" office:value-type="float" office:value="1625.21" calcext:value-type="float">
            <text:p>1625.21</text:p>
          </table:table-cell>
          <table:table-cell table:style-name="ce10" table:formula="of:=100*([.I52]-[.B52])/[.B52]" office:value-type="float" office:value="1.46908246341341" calcext:value-type="float">
            <text:p>1.47</text:p>
          </table:table-cell>
          <table:table-cell table:style-name="ce12" office:value-type="float" office:value="1601.68" calcext:value-type="float">
            <text:p>1601.68</text:p>
          </table:table-cell>
          <table:table-cell table:style-name="ce10" table:formula="of:=100*([.K52]-[.B52])/[.B52]" office:value-type="float" office:value="0" calcext:value-type="float">
            <text:p>0.00</text:p>
          </table:table-cell>
          <table:table-cell table:style-name="ce12" office:value-type="float" office:value="2437.73" calcext:value-type="float">
            <text:p>2437.73</text:p>
          </table:table-cell>
          <table:table-cell table:style-name="ce10" table:formula="of:=100*([.M52]-[.B52])/[.B52]" office:value-type="float" office:value="52.1983167673942" calcext:value-type="float">
            <text:p>52.20</text:p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 table:formula="of:=MIN([.C53];[.E53];[.G53];[.I53];[.K53];[.M53])" office:value-type="float" office:value="1140.61" calcext:value-type="float">
            <text:p>1140.61</text:p>
          </table:table-cell>
          <table:table-cell table:style-name="ce10" office:value-type="float" office:value="1195.53" calcext:value-type="float">
            <text:p>1195.53</text:p>
          </table:table-cell>
          <table:table-cell table:style-name="ce10" table:formula="of:=100*([.C53]-[.B53])/[.B53]" office:value-type="float" office:value="4.81496742970867" calcext:value-type="float">
            <text:p>4.81</text:p>
          </table:table-cell>
          <table:table-cell table:style-name="ce10" office:value-type="float" office:value="1140.61" calcext:value-type="float">
            <text:p>1140.61</text:p>
          </table:table-cell>
          <table:table-cell table:style-name="ce10" table:formula="of:=100*([.E53]-[.B53])/[.B53]" office:value-type="float" office:value="0" calcext:value-type="float">
            <text:p>0.00</text:p>
          </table:table-cell>
          <table:table-cell table:style-name="ce10" office:value-type="float" office:value="1345.7" calcext:value-type="float">
            <text:p>1345.70</text:p>
          </table:table-cell>
          <table:table-cell table:style-name="ce10" table:formula="of:=100*([.G53]-[.B53])/[.B53]" office:value-type="float" office:value="17.9807296095949" calcext:value-type="float">
            <text:p>17.98</text:p>
          </table:table-cell>
          <table:table-cell table:style-name="ce12" office:value-type="float" office:value="1274.27" calcext:value-type="float">
            <text:p>1274.27</text:p>
          </table:table-cell>
          <table:table-cell table:style-name="ce10" table:formula="of:=100*([.I53]-[.B53])/[.B53]" office:value-type="float" office:value="11.7182910898554" calcext:value-type="float">
            <text:p>11.72</text:p>
          </table:table-cell>
          <table:table-cell table:style-name="ce12" office:value-type="float" office:value="1274.53" calcext:value-type="float">
            <text:p>1274.53</text:p>
          </table:table-cell>
          <table:table-cell table:style-name="ce10" table:formula="of:=100*([.K53]-[.B53])/[.B53]" office:value-type="float" office:value="11.7410859101709" calcext:value-type="float">
            <text:p>11.74</text:p>
          </table:table-cell>
          <table:table-cell table:style-name="ce12" office:value-type="float" office:value="1590.39" calcext:value-type="float">
            <text:p>1590.39</text:p>
          </table:table-cell>
          <table:table-cell table:style-name="ce10" table:formula="of:=100*([.M53]-[.B53])/[.B53]" office:value-type="float" office:value="39.4332856980037" calcext:value-type="float">
            <text:p>39.4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3" table:formula="of:=AVERAGE([.B43:.B53])" office:value-type="float" office:value="1006.43" calcext:value-type="float">
            <text:p>1006.43</text:p>
          </table:table-cell>
          <table:table-cell table:style-name="ce3" table:formula="of:=AVERAGE([.C43:.C53])" office:value-type="float" office:value="1034.41636363636" calcext:value-type="float">
            <text:p>1034.42</text:p>
          </table:table-cell>
          <table:table-cell table:style-name="ce3" table:formula="of:=AVERAGE([.D43:.D53])" office:value-type="float" office:value="3.81903505371269" calcext:value-type="float">
            <text:p>3.82</text:p>
          </table:table-cell>
          <table:table-cell table:style-name="ce3" table:formula="of:=AVERAGE([.E43:.E53])" office:value-type="float" office:value="1047.74727272727" calcext:value-type="float">
            <text:p>1047.75</text:p>
          </table:table-cell>
          <table:table-cell table:style-name="ce3" table:formula="of:=AVERAGE([.F43:.F53])" office:value-type="float" office:value="3.04997930467552" calcext:value-type="float">
            <text:p>3.05</text:p>
          </table:table-cell>
          <table:table-cell table:style-name="ce3" table:formula="of:=AVERAGE([.G43:.G53])" office:value-type="float" office:value="1185.75" calcext:value-type="float">
            <text:p>1185.75</text:p>
          </table:table-cell>
          <table:table-cell table:style-name="ce3" table:formula="of:=AVERAGE([.H43:.H53])" office:value-type="float" office:value="26.1595904669123" calcext:value-type="float">
            <text:p>26.16</text:p>
          </table:table-cell>
          <table:table-cell table:style-name="ce3" table:formula="of:=AVERAGE([.I43:.I53])" office:value-type="float" office:value="1077.43818181818" calcext:value-type="float">
            <text:p>1077.44</text:p>
          </table:table-cell>
          <table:table-cell table:style-name="ce3" table:formula="of:=AVERAGE([.J43:.J53])" office:value-type="float" office:value="8.13772694887786" calcext:value-type="float">
            <text:p>8.14</text:p>
          </table:table-cell>
          <table:table-cell table:style-name="ce3" table:formula="of:=AVERAGE([.K43:.K53])" office:value-type="float" office:value="1105.54363636364" calcext:value-type="float">
            <text:p>1105.54</text:p>
          </table:table-cell>
          <table:table-cell table:style-name="ce3" table:formula="of:=AVERAGE([.L43:.L53])" office:value-type="float" office:value="10.9504434677419" calcext:value-type="float">
            <text:p>10.95</text:p>
          </table:table-cell>
          <table:table-cell table:style-name="ce3" table:formula="of:=AVERAGE([.M43:.M53])" office:value-type="float" office:value="1419.96727272727" calcext:value-type="float">
            <text:p>1419.97</text:p>
          </table:table-cell>
          <table:table-cell table:style-name="ce3" table:formula="of:=AVERAGE([.N43:.N53])" office:value-type="float" office:value="49.5924493291584" calcext:value-type="float">
            <text:p>49.59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nstance id</text:p>
          </table:table-cell>
          <table:table-cell office:value-type="string" calcext:value-type="string">
            <text:p>Best</text:p>
          </table:table-cell>
          <table:table-cell table:style-name="ce3" office:value-type="string" calcext:value-type="string">
            <text:p>v1_+Swap</text:p>
          </table:table-cell>
          <table:table-cell office:value-type="string" calcext:value-type="string">
            <text:p>gap</text:p>
          </table:table-cell>
          <table:table-cell table:style-name="ce3" office:value-type="string" calcext:value-type="string">
            <text:p>v1_Standard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v1_NoLocal</text:p>
          </table:table-cell>
          <table:table-cell office:value-type="string" calcext:value-type="string">
            <text:p>gap</text:p>
          </table:table-cell>
          <table:table-cell table:style-name="ce3" office:value-type="string" calcext:value-type="string">
            <text:p>og_+Swap</text:p>
          </table:table-cell>
          <table:table-cell office:value-type="string" calcext:value-type="string">
            <text:p>gap</text:p>
          </table:table-cell>
          <table:table-cell table:style-name="ce3" office:value-type="string" calcext:value-type="string">
            <text:p>og_Standard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og_NoLocal</text:p>
          </table:table-cell>
          <table:table-cell office:value-type="string" calcext:value-type="string">
            <text:p>gap</text:p>
          </table:table-cell>
        </table:table-row>
        <table:table-row table:style-name="ro1">
          <table:table-cell office:value-type="string" calcext:value-type="string">
            <text:p>x01</text:p>
          </table:table-cell>
          <table:table-cell table:style-name="ce3" table:formula="of:=MIN([.C57];[.E57];[.G57];[.I57];[.K57];[.M57])" office:value-type="float" office:value="1578.55" calcext:value-type="float">
            <text:p>1578.55</text:p>
          </table:table-cell>
          <table:table-cell table:style-name="ce13" office:value-type="float" office:value="1597.25" calcext:value-type="float">
            <text:p>1597.25</text:p>
          </table:table-cell>
          <table:table-cell table:style-name="ce10" table:formula="of:=100*([.C57]-[.B57])/[.B57]" office:value-type="float" office:value="1.18463146558551" calcext:value-type="float">
            <text:p>1.18</text:p>
          </table:table-cell>
          <table:table-cell table:style-name="ce13" office:value-type="float" office:value="1578.55" calcext:value-type="float">
            <text:p>1578.55</text:p>
          </table:table-cell>
          <table:table-cell table:style-name="ce10" table:formula="of:=100*([.E57]-[.B57])/[.B57]" office:value-type="float" office:value="0" calcext:value-type="float">
            <text:p>0.00</text:p>
          </table:table-cell>
          <table:table-cell table:style-name="ce13" office:value-type="float" office:value="1976.45" calcext:value-type="float">
            <text:p>1976.45</text:p>
          </table:table-cell>
          <table:table-cell table:style-name="ce10" table:formula="of:=100*([.G57]-[.B57])/[.B57]" office:value-type="float" office:value="25.2066770137151" calcext:value-type="float">
            <text:p>25.21</text:p>
          </table:table-cell>
          <table:table-cell table:style-name="ce13" office:value-type="float" office:value="1669.33" calcext:value-type="float">
            <text:p>1669.33</text:p>
          </table:table-cell>
          <table:table-cell table:style-name="ce10" table:formula="of:=100*([.I57]-[.B57])/[.B57]" office:value-type="float" office:value="5.75084729656964" calcext:value-type="float">
            <text:p>5.75</text:p>
          </table:table-cell>
          <table:table-cell table:style-name="ce13" office:value-type="float" office:value="1716.93" calcext:value-type="float">
            <text:p>1716.93</text:p>
          </table:table-cell>
          <table:table-cell table:style-name="ce10" table:formula="of:=100*([.K57]-[.B57])/[.B57]" office:value-type="float" office:value="8.76627284533275" calcext:value-type="float">
            <text:p>8.77</text:p>
          </table:table-cell>
          <table:table-cell table:style-name="ce13" office:value-type="float" office:value="2631.68" calcext:value-type="float">
            <text:p>2631.68</text:p>
          </table:table-cell>
          <table:table-cell table:style-name="ce10" table:formula="of:=100*([.M57]-[.B57])/[.B57]" office:value-type="float" office:value="66.715023280859" calcext:value-type="float">
            <text:p>66.72</text:p>
          </table:table-cell>
        </table:table-row>
        <table:table-row table:style-name="ro1">
          <table:table-cell office:value-type="string" calcext:value-type="string">
            <text:p>x02</text:p>
          </table:table-cell>
          <table:table-cell table:style-name="ce3" table:formula="of:=MIN([.C58];[.E58];[.G58];[.I58];[.K58];[.M58])" office:value-type="float" office:value="1655.28" calcext:value-type="float">
            <text:p>1655.28</text:p>
          </table:table-cell>
          <table:table-cell table:style-name="ce13" office:value-type="float" office:value="1655.28" calcext:value-type="float">
            <text:p>1655.28</text:p>
          </table:table-cell>
          <table:table-cell table:style-name="ce10" table:formula="of:=100*([.C58]-[.B58])/[.B58]" office:value-type="float" office:value="0" calcext:value-type="float">
            <text:p>0.00</text:p>
          </table:table-cell>
          <table:table-cell table:style-name="ce13" office:value-type="float" office:value="1673.69" calcext:value-type="float">
            <text:p>1673.69</text:p>
          </table:table-cell>
          <table:table-cell table:style-name="ce10" table:formula="of:=100*([.E58]-[.B58])/[.B58]" office:value-type="float" office:value="1.11219854042821" calcext:value-type="float">
            <text:p>1.11</text:p>
          </table:table-cell>
          <table:table-cell table:style-name="ce13" office:value-type="float" office:value="1792.14" calcext:value-type="float">
            <text:p>1792.14</text:p>
          </table:table-cell>
          <table:table-cell table:style-name="ce10" table:formula="of:=100*([.G58]-[.B58])/[.B58]" office:value-type="float" office:value="8.26808757430768" calcext:value-type="float">
            <text:p>8.27</text:p>
          </table:table-cell>
          <table:table-cell table:style-name="ce13" office:value-type="float" office:value="1726.75" calcext:value-type="float">
            <text:p>1726.75</text:p>
          </table:table-cell>
          <table:table-cell table:style-name="ce10" table:formula="of:=100*([.I58]-[.B58])/[.B58]" office:value-type="float" office:value="4.31769851626311" calcext:value-type="float">
            <text:p>4.32</text:p>
          </table:table-cell>
          <table:table-cell table:style-name="ce13" office:value-type="float" office:value="1798.78" calcext:value-type="float">
            <text:p>1798.78</text:p>
          </table:table-cell>
          <table:table-cell table:style-name="ce10" table:formula="of:=100*([.K58]-[.B58])/[.B58]" office:value-type="float" office:value="8.66922816683582" calcext:value-type="float">
            <text:p>8.67</text:p>
          </table:table-cell>
          <table:table-cell table:style-name="ce13" office:value-type="float" office:value="2346.33" calcext:value-type="float">
            <text:p>2346.33</text:p>
          </table:table-cell>
          <table:table-cell table:style-name="ce10" table:formula="of:=100*([.M58]-[.B58])/[.B58]" office:value-type="float" office:value="41.7482238654487" calcext:value-type="float">
            <text:p>41.75</text:p>
          </table:table-cell>
        </table:table-row>
        <table:table-row table:style-name="ro1">
          <table:table-cell office:value-type="string" calcext:value-type="string">
            <text:p>x03</text:p>
          </table:table-cell>
          <table:table-cell table:style-name="ce3" table:formula="of:=MIN([.C59];[.E59];[.G59];[.I59];[.K59];[.M59])" office:value-type="float" office:value="1361.22" calcext:value-type="float">
            <text:p>1361.22</text:p>
          </table:table-cell>
          <table:table-cell table:style-name="ce13" office:value-type="float" office:value="1406.07" calcext:value-type="float">
            <text:p>1406.07</text:p>
          </table:table-cell>
          <table:table-cell table:style-name="ce10" table:formula="of:=100*([.C59]-[.B59])/[.B59]" office:value-type="float" office:value="3.29483845374002" calcext:value-type="float">
            <text:p>3.29</text:p>
          </table:table-cell>
          <table:table-cell table:style-name="ce13" office:value-type="float" office:value="1361.22" calcext:value-type="float">
            <text:p>1361.22</text:p>
          </table:table-cell>
          <table:table-cell table:style-name="ce10" table:formula="of:=100*([.E59]-[.B59])/[.B59]" office:value-type="float" office:value="0" calcext:value-type="float">
            <text:p>0.00</text:p>
          </table:table-cell>
          <table:table-cell table:style-name="ce13" office:value-type="float" office:value="1690.65" calcext:value-type="float">
            <text:p>1690.65</text:p>
          </table:table-cell>
          <table:table-cell table:style-name="ce10" table:formula="of:=100*([.G59]-[.B59])/[.B59]" office:value-type="float" office:value="24.2010843214176" calcext:value-type="float">
            <text:p>24.20</text:p>
          </table:table-cell>
          <table:table-cell table:style-name="ce13" office:value-type="float" office:value="1485.35" calcext:value-type="float">
            <text:p>1485.35</text:p>
          </table:table-cell>
          <table:table-cell table:style-name="ce10" table:formula="of:=100*([.I59]-[.B59])/[.B59]" office:value-type="float" office:value="9.11902557999441" calcext:value-type="float">
            <text:p>9.12</text:p>
          </table:table-cell>
          <table:table-cell table:style-name="ce13" office:value-type="float" office:value="1459.32" calcext:value-type="float">
            <text:p>1459.32</text:p>
          </table:table-cell>
          <table:table-cell table:style-name="ce10" table:formula="of:=100*([.K59]-[.B59])/[.B59]" office:value-type="float" office:value="7.20677039714373" calcext:value-type="float">
            <text:p>7.21</text:p>
          </table:table-cell>
          <table:table-cell table:style-name="ce13" office:value-type="float" office:value="2043.82" calcext:value-type="float">
            <text:p>2043.82</text:p>
          </table:table-cell>
          <table:table-cell table:style-name="ce10" table:formula="of:=100*([.M59]-[.B59])/[.B59]" office:value-type="float" office:value="50.1461923862417" calcext:value-type="float">
            <text:p>50.15</text:p>
          </table:table-cell>
        </table:table-row>
        <table:table-row table:style-name="ro1">
          <table:table-cell office:value-type="string" calcext:value-type="string">
            <text:p>x04</text:p>
          </table:table-cell>
          <table:table-cell table:style-name="ce3" table:formula="of:=MIN([.C60];[.E60];[.G60];[.I60];[.K60];[.M60])" office:value-type="float" office:value="3226.24" calcext:value-type="float">
            <text:p>3226.24</text:p>
          </table:table-cell>
          <table:table-cell table:style-name="ce13" office:value-type="float" office:value="3238.88" calcext:value-type="float">
            <text:p>3238.88</text:p>
          </table:table-cell>
          <table:table-cell table:style-name="ce10" table:formula="of:=100*([.C60]-[.B60])/[.B60]" office:value-type="float" office:value="0.391787343781006" calcext:value-type="float">
            <text:p>0.39</text:p>
          </table:table-cell>
          <table:table-cell table:style-name="ce13" office:value-type="float" office:value="3226.24" calcext:value-type="float">
            <text:p>3226.24</text:p>
          </table:table-cell>
          <table:table-cell table:style-name="ce10" table:formula="of:=100*([.E60]-[.B60])/[.B60]" office:value-type="float" office:value="0" calcext:value-type="float">
            <text:p>0.00</text:p>
          </table:table-cell>
          <table:table-cell table:style-name="ce13" office:value-type="float" office:value="3615.71" calcext:value-type="float">
            <text:p>3615.71</text:p>
          </table:table-cell>
          <table:table-cell table:style-name="ce10" table:formula="of:=100*([.G60]-[.B60])/[.B60]" office:value-type="float" office:value="12.0719475302519" calcext:value-type="float">
            <text:p>12.07</text:p>
          </table:table-cell>
          <table:table-cell table:style-name="ce13" office:value-type="float" office:value="3325.25" calcext:value-type="float">
            <text:p>3325.25</text:p>
          </table:table-cell>
          <table:table-cell table:style-name="ce10" table:formula="of:=100*([.I60]-[.B60])/[.B60]" office:value-type="float" office:value="3.06889754017061" calcext:value-type="float">
            <text:p>3.07</text:p>
          </table:table-cell>
          <table:table-cell table:style-name="ce13" office:value-type="float" office:value="3390.14" calcext:value-type="float">
            <text:p>3390.14</text:p>
          </table:table-cell>
          <table:table-cell table:style-name="ce10" table:formula="of:=100*([.K60]-[.B60])/[.B60]" office:value-type="float" office:value="5.0802172188058" calcext:value-type="float">
            <text:p>5.08</text:p>
          </table:table-cell>
          <table:table-cell table:style-name="ce13" office:value-type="float" office:value="4073.03" calcext:value-type="float">
            <text:p>4073.03</text:p>
          </table:table-cell>
          <table:table-cell table:style-name="ce10" table:formula="of:=100*([.M60]-[.B60])/[.B60]" office:value-type="float" office:value="26.2469624082523" calcext:value-type="float">
            <text:p>26.25</text:p>
          </table:table-cell>
        </table:table-row>
        <table:table-row table:style-name="ro1">
          <table:table-cell office:value-type="string" calcext:value-type="string">
            <text:p>x05</text:p>
          </table:table-cell>
          <table:table-cell table:style-name="ce3" table:formula="of:=MIN([.C61];[.E61];[.G61];[.I61];[.K61];[.M61])" office:value-type="float" office:value="2201.89" calcext:value-type="float">
            <text:p>2201.89</text:p>
          </table:table-cell>
          <table:table-cell table:style-name="ce13" office:value-type="float" office:value="2201.89" calcext:value-type="float">
            <text:p>2201.89</text:p>
          </table:table-cell>
          <table:table-cell table:style-name="ce10" table:formula="of:=100*([.C61]-[.B61])/[.B61]" office:value-type="float" office:value="0" calcext:value-type="float">
            <text:p>0.00</text:p>
          </table:table-cell>
          <table:table-cell table:style-name="ce13" office:value-type="float" office:value="2262.24" calcext:value-type="float">
            <text:p>2262.24</text:p>
          </table:table-cell>
          <table:table-cell table:style-name="ce10" table:formula="of:=100*([.E61]-[.B61])/[.B61]" office:value-type="float" office:value="2.74082719845224" calcext:value-type="float">
            <text:p>2.74</text:p>
          </table:table-cell>
          <table:table-cell table:style-name="ce13" office:value-type="float" office:value="2587.2" calcext:value-type="float">
            <text:p>2587.20</text:p>
          </table:table-cell>
          <table:table-cell table:style-name="ce10" table:formula="of:=100*([.G61]-[.B61])/[.B61]" office:value-type="float" office:value="17.4990576277652" calcext:value-type="float">
            <text:p>17.50</text:p>
          </table:table-cell>
          <table:table-cell table:style-name="ce13" office:value-type="float" office:value="2342.16" calcext:value-type="float">
            <text:p>2342.16</text:p>
          </table:table-cell>
          <table:table-cell table:style-name="ce10" table:formula="of:=100*([.I61]-[.B61])/[.B61]" office:value-type="float" office:value="6.37043630699081" calcext:value-type="float">
            <text:p>6.37</text:p>
          </table:table-cell>
          <table:table-cell table:style-name="ce13" office:value-type="float" office:value="2397.81" calcext:value-type="float">
            <text:p>2397.81</text:p>
          </table:table-cell>
          <table:table-cell table:style-name="ce10" table:formula="of:=100*([.K61]-[.B61])/[.B61]" office:value-type="float" office:value="8.8978105173283" calcext:value-type="float">
            <text:p>8.90</text:p>
          </table:table-cell>
          <table:table-cell table:style-name="ce13" office:value-type="float" office:value="3063.97" calcext:value-type="float">
            <text:p>3063.97</text:p>
          </table:table-cell>
          <table:table-cell table:style-name="ce10" table:formula="of:=100*([.M61]-[.B61])/[.B61]" office:value-type="float" office:value="39.1518195731849" calcext:value-type="float">
            <text:p>39.1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3" table:formula="of:=AVERAGE([.B57:.B61])" office:value-type="float" office:value="2004.636" calcext:value-type="float">
            <text:p>2004.64</text:p>
          </table:table-cell>
          <table:table-cell table:style-name="ce3" table:formula="of:=AVERAGE([.C57:.C61])" office:value-type="float" office:value="2019.874" calcext:value-type="float">
            <text:p>2019.87</text:p>
          </table:table-cell>
          <table:table-cell table:style-name="ce3" table:formula="of:=AVERAGE([.D57:.D61])" office:value-type="float" office:value="0.974251452621307" calcext:value-type="float">
            <text:p>0.97</text:p>
          </table:table-cell>
          <table:table-cell table:style-name="ce3" table:formula="of:=AVERAGE([.E57:.E61])" office:value-type="float" office:value="2020.388" calcext:value-type="float">
            <text:p>2020.39</text:p>
          </table:table-cell>
          <table:table-cell table:style-name="ce3" table:formula="of:=AVERAGE([.F57:.F61])" office:value-type="float" office:value="0.770605147776089" calcext:value-type="float">
            <text:p>0.77</text:p>
          </table:table-cell>
          <table:table-cell table:style-name="ce3" table:formula="of:=AVERAGE([.G57:.G61])" office:value-type="float" office:value="2332.43" calcext:value-type="float">
            <text:p>2332.43</text:p>
          </table:table-cell>
          <table:table-cell table:style-name="ce3" table:formula="of:=AVERAGE([.H57:.H61])" office:value-type="float" office:value="17.4493708134915" calcext:value-type="float">
            <text:p>17.45</text:p>
          </table:table-cell>
          <table:table-cell table:style-name="ce3" table:formula="of:=AVERAGE([.I57:.I61])" office:value-type="float" office:value="2109.768" calcext:value-type="float">
            <text:p>2109.77</text:p>
          </table:table-cell>
          <table:table-cell table:style-name="ce3" table:formula="of:=AVERAGE([.J57:.J61])" office:value-type="float" office:value="5.72538104799772" calcext:value-type="float">
            <text:p>5.73</text:p>
          </table:table-cell>
          <table:table-cell table:style-name="ce3" table:formula="of:=AVERAGE([.K57:.K61])" office:value-type="float" office:value="2152.596" calcext:value-type="float">
            <text:p>2152.60</text:p>
          </table:table-cell>
          <table:table-cell table:style-name="ce3" table:formula="of:=AVERAGE([.L57:.L61])" office:value-type="float" office:value="7.72405982908928" calcext:value-type="float">
            <text:p>7.72</text:p>
          </table:table-cell>
          <table:table-cell table:style-name="ce3" table:formula="of:=AVERAGE([.M57:.M61])" office:value-type="float" office:value="2831.766" calcext:value-type="float">
            <text:p>2831.77</text:p>
          </table:table-cell>
          <table:table-cell table:style-name="ce3" table:formula="of:=AVERAGE([.N57:.N61])" office:value-type="float" office:value="44.8016443027973" calcext:value-type="float">
            <text:p>44.80</text:p>
          </table:table-cell>
        </table:table-row>
        <table:table-row table:style-name="ro1" table:number-rows-repeated="4">
          <table:table-cell table:number-columns-repeated="14"/>
        </table:table-row>
        <table:table-row table:style-name="ro1">
          <table:table-cell office:value-type="string" calcext:value-type="string" table:number-columns-spanned="3" table:number-rows-spanned="1">
            <text:p>Comparison to No Local Opt</text:p>
          </table:table-cell>
          <table:covered-table-cell table:number-columns-repeated="2" table:style-name="ce3"/>
          <table:table-cell table:style-name="ce3"/>
          <table:table-cell table:number-columns-repeated="10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v1_NoLocal</text:p>
          </table:table-cell>
          <table:table-cell table:style-name="ce3" office:value-type="string" calcext:value-type="string">
            <text:p>v1_Standard</text:p>
          </table:table-cell>
          <table:table-cell table:style-name="ce3" office:value-type="string" calcext:value-type="string">
            <text:p>v1_+Swap</text:p>
          </table:table-cell>
          <table:table-cell office:value-type="string" calcext:value-type="string">
            <text:p>impr. Stand</text:p>
          </table:table-cell>
          <table:table-cell office:value-type="string" calcext:value-type="string">
            <text:p>impr. +Swa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01</text:p>
          </table:table-cell>
          <table:table-cell table:style-name="ce10" office:value-type="float" office:value="361.73" calcext:value-type="float">
            <text:p>361.73</text:p>
          </table:table-cell>
          <table:table-cell office:value-type="float" office:value="221.54" calcext:value-type="float">
            <text:p>221.54</text:p>
          </table:table-cell>
          <table:table-cell table:style-name="ce10" office:value-type="float" office:value="265.62" calcext:value-type="float">
            <text:p>265.62</text:p>
          </table:table-cell>
          <table:table-cell table:style-name="ce3" table:formula="of:=100*([.C69]-[.B69])/[.C69]" office:value-type="float" office:value="-63.2797688904938" calcext:value-type="float">
            <text:p>-63.28</text:p>
          </table:table-cell>
          <table:table-cell table:style-name="ce3" table:formula="of:=100*([.D69]-[.B69])/[.D69]" office:value-type="float" office:value="-36.1832693321286" calcext:value-type="float">
            <text:p>-36.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02</text:p>
          </table:table-cell>
          <table:table-cell table:style-name="ce10" office:value-type="float" office:value="314.64" calcext:value-type="float">
            <text:p>314.64</text:p>
          </table:table-cell>
          <table:table-cell office:value-type="float" office:value="230.97" calcext:value-type="float">
            <text:p>230.97</text:p>
          </table:table-cell>
          <table:table-cell table:style-name="ce10" office:value-type="float" office:value="224.38" calcext:value-type="float">
            <text:p>224.38</text:p>
          </table:table-cell>
          <table:table-cell table:style-name="ce3" table:formula="of:=100*([.C70]-[.B70])/[.C70]" office:value-type="float" office:value="-36.2254838290687" calcext:value-type="float">
            <text:p>-36.23</text:p>
          </table:table-cell>
          <table:table-cell table:style-name="ce3" table:formula="of:=100*([.D70]-[.B70])/[.D70]" office:value-type="float" office:value="-40.2264016400749" calcext:value-type="float">
            <text:p>-40.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03</text:p>
          </table:table-cell>
          <table:table-cell table:style-name="ce10" office:value-type="float" office:value="275.8" calcext:value-type="float">
            <text:p>275.80</text:p>
          </table:table-cell>
          <table:table-cell office:value-type="float" office:value="231.85" calcext:value-type="float">
            <text:p>231.85</text:p>
          </table:table-cell>
          <table:table-cell table:style-name="ce10" office:value-type="float" office:value="232.55" calcext:value-type="float">
            <text:p>232.55</text:p>
          </table:table-cell>
          <table:table-cell table:style-name="ce3" table:formula="of:=100*([.C71]-[.B71])/[.C71]" office:value-type="float" office:value="-18.9562216950615" calcext:value-type="float">
            <text:p>-18.96</text:p>
          </table:table-cell>
          <table:table-cell table:style-name="ce3" table:formula="of:=100*([.D71]-[.B71])/[.D71]" office:value-type="float" office:value="-18.5981509352827" calcext:value-type="float">
            <text:p>-18.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04</text:p>
          </table:table-cell>
          <table:table-cell table:style-name="ce10" office:value-type="float" office:value="833.11" calcext:value-type="float">
            <text:p>833.11</text:p>
          </table:table-cell>
          <table:table-cell office:value-type="float" office:value="743.39" calcext:value-type="float">
            <text:p>743.39</text:p>
          </table:table-cell>
          <table:table-cell table:style-name="ce10" office:value-type="float" office:value="771.46" calcext:value-type="float">
            <text:p>771.46</text:p>
          </table:table-cell>
          <table:table-cell table:style-name="ce3" table:formula="of:=100*([.C72]-[.B72])/[.C72]" office:value-type="float" office:value="-12.0690350959792" calcext:value-type="float">
            <text:p>-12.07</text:p>
          </table:table-cell>
          <table:table-cell table:style-name="ce3" table:formula="of:=100*([.D72]-[.B72])/[.D72]" office:value-type="float" office:value="-7.991341093511" calcext:value-type="float">
            <text:p>-7.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05</text:p>
          </table:table-cell>
          <table:table-cell table:style-name="ce10" office:value-type="float" office:value="785.3" calcext:value-type="float">
            <text:p>785.30</text:p>
          </table:table-cell>
          <table:table-cell office:value-type="float" office:value="699.49" calcext:value-type="float">
            <text:p>699.49</text:p>
          </table:table-cell>
          <table:table-cell table:style-name="ce10" office:value-type="float" office:value="701.25" calcext:value-type="float">
            <text:p>701.25</text:p>
          </table:table-cell>
          <table:table-cell table:style-name="ce3" table:formula="of:=100*([.C73]-[.B73])/[.C73]" office:value-type="float" office:value="-12.2675091852635" calcext:value-type="float">
            <text:p>-12.27</text:p>
          </table:table-cell>
          <table:table-cell table:style-name="ce3" table:formula="of:=100*([.D73]-[.B73])/[.D73]" office:value-type="float" office:value="-11.9857397504456" calcext:value-type="float">
            <text:p>-11.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06</text:p>
          </table:table-cell>
          <table:table-cell table:style-name="ce10" office:value-type="float" office:value="715.92" calcext:value-type="float">
            <text:p>715.92</text:p>
          </table:table-cell>
          <table:table-cell office:value-type="float" office:value="523.44" calcext:value-type="float">
            <text:p>523.44</text:p>
          </table:table-cell>
          <table:table-cell table:style-name="ce10" office:value-type="float" office:value="473.32" calcext:value-type="float">
            <text:p>473.32</text:p>
          </table:table-cell>
          <table:table-cell table:style-name="ce3" table:formula="of:=100*([.C74]-[.B74])/[.C74]" office:value-type="float" office:value="-36.7721228794131" calcext:value-type="float">
            <text:p>-36.77</text:p>
          </table:table-cell>
          <table:table-cell table:style-name="ce3" table:formula="of:=100*([.D74]-[.B74])/[.D74]" office:value-type="float" office:value="-51.2549649285895" calcext:value-type="float">
            <text:p>-51.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07</text:p>
          </table:table-cell>
          <table:table-cell table:style-name="ce10" office:value-type="float" office:value="417.1" calcext:value-type="float">
            <text:p>417.10</text:p>
          </table:table-cell>
          <table:table-cell office:value-type="float" office:value="339.27" calcext:value-type="float">
            <text:p>339.27</text:p>
          </table:table-cell>
          <table:table-cell table:style-name="ce10" office:value-type="float" office:value="367.53" calcext:value-type="float">
            <text:p>367.53</text:p>
          </table:table-cell>
          <table:table-cell table:style-name="ce3" table:formula="of:=100*([.C75]-[.B75])/[.C75]" office:value-type="float" office:value="-22.9404309252218" calcext:value-type="float">
            <text:p>-22.94</text:p>
          </table:table-cell>
          <table:table-cell table:style-name="ce3" table:formula="of:=100*([.D75]-[.B75])/[.D75]" office:value-type="float" office:value="-13.4873343672626" calcext:value-type="float">
            <text:p>-13.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08</text:p>
          </table:table-cell>
          <table:table-cell table:style-name="ce10" office:value-type="float" office:value="3521.95" calcext:value-type="float">
            <text:p>3521.95</text:p>
          </table:table-cell>
          <table:table-cell office:value-type="float" office:value="3330.48" calcext:value-type="float">
            <text:p>3330.48</text:p>
          </table:table-cell>
          <table:table-cell table:style-name="ce10" office:value-type="float" office:value="3476.45" calcext:value-type="float">
            <text:p>3476.45</text:p>
          </table:table-cell>
          <table:table-cell table:style-name="ce3" table:formula="of:=100*([.C76]-[.B76])/[.C76]" office:value-type="float" office:value="-5.74902116211476" calcext:value-type="float">
            <text:p>-5.75</text:p>
          </table:table-cell>
          <table:table-cell table:style-name="ce3" table:formula="of:=100*([.D76]-[.B76])/[.D76]" office:value-type="float" office:value="-1.30880639733061" calcext:value-type="float">
            <text:p>-1.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09</text:p>
          </table:table-cell>
          <table:table-cell table:style-name="ce10" office:value-type="float" office:value="2583.64" calcext:value-type="float">
            <text:p>2583.64</text:p>
          </table:table-cell>
          <table:table-cell office:value-type="float" office:value="2408.35" calcext:value-type="float">
            <text:p>2408.35</text:p>
          </table:table-cell>
          <table:table-cell table:style-name="ce10" office:value-type="float" office:value="2064.72" calcext:value-type="float">
            <text:p>2064.72</text:p>
          </table:table-cell>
          <table:table-cell table:style-name="ce3" table:formula="of:=100*([.C77]-[.B77])/[.C77]" office:value-type="float" office:value="-7.27842713891253" calcext:value-type="float">
            <text:p>-7.28</text:p>
          </table:table-cell>
          <table:table-cell table:style-name="ce3" table:formula="of:=100*([.D77]-[.B77])/[.D77]" office:value-type="float" office:value="-25.1327056453175" calcext:value-type="float">
            <text:p>-25.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0</text:p>
          </table:table-cell>
          <table:table-cell table:style-name="ce10" office:value-type="float" office:value="1888.36" calcext:value-type="float">
            <text:p>1888.36</text:p>
          </table:table-cell>
          <table:table-cell office:value-type="float" office:value="1655.83" calcext:value-type="float">
            <text:p>1655.83</text:p>
          </table:table-cell>
          <table:table-cell table:style-name="ce10" office:value-type="float" office:value="1605.77" calcext:value-type="float">
            <text:p>1605.77</text:p>
          </table:table-cell>
          <table:table-cell table:style-name="ce3" table:formula="of:=100*([.C78]-[.B78])/[.C78]" office:value-type="float" office:value="-14.0431082901022" calcext:value-type="float">
            <text:p>-14.04</text:p>
          </table:table-cell>
          <table:table-cell table:style-name="ce3" table:formula="of:=100*([.D78]-[.B78])/[.D78]" office:value-type="float" office:value="-17.5984107313002" calcext:value-type="float">
            <text:p>-17.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1</text:p>
          </table:table-cell>
          <table:table-cell table:style-name="ce10" office:value-type="float" office:value="1345.7" calcext:value-type="float">
            <text:p>1345.70</text:p>
          </table:table-cell>
          <table:table-cell office:value-type="float" office:value="1140.61" calcext:value-type="float">
            <text:p>1140.61</text:p>
          </table:table-cell>
          <table:table-cell table:style-name="ce10" office:value-type="float" office:value="1195.53" calcext:value-type="float">
            <text:p>1195.53</text:p>
          </table:table-cell>
          <table:table-cell table:style-name="ce3" table:formula="of:=100*([.C79]-[.B79])/[.C79]" office:value-type="float" office:value="-17.9807296095949" calcext:value-type="float">
            <text:p>-17.98</text:p>
          </table:table-cell>
          <table:table-cell table:style-name="ce3" table:formula="of:=100*([.D79]-[.B79])/[.D79]" office:value-type="float" office:value="-12.5609562286183" calcext:value-type="float">
            <text:p>-12.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01</text:p>
          </table:table-cell>
          <table:table-cell table:style-name="ce13" office:value-type="float" office:value="1976.45" calcext:value-type="float">
            <text:p>1976.45</text:p>
          </table:table-cell>
          <table:table-cell office:value-type="float" office:value="1578.55" calcext:value-type="float">
            <text:p>1578.55</text:p>
          </table:table-cell>
          <table:table-cell table:style-name="ce13" office:value-type="float" office:value="1597.25" calcext:value-type="float">
            <text:p>1597.25</text:p>
          </table:table-cell>
          <table:table-cell table:style-name="ce3" table:formula="of:=100*([.C80]-[.B80])/[.C80]" office:value-type="float" office:value="-25.2066770137151" calcext:value-type="float">
            <text:p>-25.21</text:p>
          </table:table-cell>
          <table:table-cell table:style-name="ce3" table:formula="of:=100*([.D80]-[.B80])/[.D80]" office:value-type="float" office:value="-23.7408045077477" calcext:value-type="float">
            <text:p>-23.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02</text:p>
          </table:table-cell>
          <table:table-cell table:style-name="ce13" office:value-type="float" office:value="1792.14" calcext:value-type="float">
            <text:p>1792.14</text:p>
          </table:table-cell>
          <table:table-cell office:value-type="float" office:value="1673.69" calcext:value-type="float">
            <text:p>1673.69</text:p>
          </table:table-cell>
          <table:table-cell table:style-name="ce13" office:value-type="float" office:value="1655.28" calcext:value-type="float">
            <text:p>1655.28</text:p>
          </table:table-cell>
          <table:table-cell table:style-name="ce3" table:formula="of:=100*([.C81]-[.B81])/[.C81]" office:value-type="float" office:value="-7.07717677706147" calcext:value-type="float">
            <text:p>-7.08</text:p>
          </table:table-cell>
          <table:table-cell table:style-name="ce3" table:formula="of:=100*([.D81]-[.B81])/[.D81]" office:value-type="float" office:value="-8.26808757430768" calcext:value-type="float">
            <text:p>-8.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03</text:p>
          </table:table-cell>
          <table:table-cell table:style-name="ce13" office:value-type="float" office:value="1690.65" calcext:value-type="float">
            <text:p>1690.65</text:p>
          </table:table-cell>
          <table:table-cell office:value-type="float" office:value="1361.22" calcext:value-type="float">
            <text:p>1361.22</text:p>
          </table:table-cell>
          <table:table-cell table:style-name="ce13" office:value-type="float" office:value="1406.07" calcext:value-type="float">
            <text:p>1406.07</text:p>
          </table:table-cell>
          <table:table-cell table:style-name="ce3" table:formula="of:=100*([.C82]-[.B82])/[.C82]" office:value-type="float" office:value="-24.2010843214176" calcext:value-type="float">
            <text:p>-24.20</text:p>
          </table:table-cell>
          <table:table-cell table:style-name="ce3" table:formula="of:=100*([.D82]-[.B82])/[.D82]" office:value-type="float" office:value="-20.2393906420022" calcext:value-type="float">
            <text:p>-20.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04</text:p>
          </table:table-cell>
          <table:table-cell table:style-name="ce13" office:value-type="float" office:value="3615.71" calcext:value-type="float">
            <text:p>3615.71</text:p>
          </table:table-cell>
          <table:table-cell office:value-type="float" office:value="3226.24" calcext:value-type="float">
            <text:p>3226.24</text:p>
          </table:table-cell>
          <table:table-cell table:style-name="ce13" office:value-type="float" office:value="3238.88" calcext:value-type="float">
            <text:p>3238.88</text:p>
          </table:table-cell>
          <table:table-cell table:style-name="ce3" table:formula="of:=100*([.C83]-[.B83])/[.C83]" office:value-type="float" office:value="-12.0719475302519" calcext:value-type="float">
            <text:p>-12.07</text:p>
          </table:table-cell>
          <table:table-cell table:style-name="ce3" table:formula="of:=100*([.D83]-[.B83])/[.D83]" office:value-type="float" office:value="-11.634577384775" calcext:value-type="float">
            <text:p>-11.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05</text:p>
          </table:table-cell>
          <table:table-cell table:style-name="ce13" office:value-type="float" office:value="2587.2" calcext:value-type="float">
            <text:p>2587.20</text:p>
          </table:table-cell>
          <table:table-cell office:value-type="float" office:value="2262.24" calcext:value-type="float">
            <text:p>2262.24</text:p>
          </table:table-cell>
          <table:table-cell table:style-name="ce13" office:value-type="float" office:value="2201.89" calcext:value-type="float">
            <text:p>2201.89</text:p>
          </table:table-cell>
          <table:table-cell table:style-name="ce3" table:formula="of:=100*([.C84]-[.B84])/[.C84]" office:value-type="float" office:value="-14.3645236579673" calcext:value-type="float">
            <text:p>-14.36</text:p>
          </table:table-cell>
          <table:table-cell table:style-name="ce3" table:formula="of:=100*([.D84]-[.B84])/[.D84]" office:value-type="float" office:value="-17.4990576277652" calcext:value-type="float">
            <text:p>-17.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verage</text:p>
          </table:table-cell>
          <table:table-cell table:style-name="ce3" table:formula="of:=AVERAGE([.B69:.B84])" office:value-type="float" office:value="1544.0875" calcext:value-type="float">
            <text:p>1544.09</text:p>
          </table:table-cell>
          <table:table-cell table:style-name="ce3" table:formula="of:=AVERAGE([.C69:.C84])" office:value-type="float" office:value="1351.6975" calcext:value-type="float">
            <text:p>1351.70</text:p>
          </table:table-cell>
          <table:table-cell table:style-name="ce3" table:formula="of:=AVERAGE([.D69:.D84])" office:value-type="float" office:value="1342.371875" calcext:value-type="float">
            <text:p>1342.37</text:p>
          </table:table-cell>
          <table:table-cell table:style-name="ce3" table:formula="of:=AVERAGE([.E69:.E84])" office:value-type="float" office:value="-20.6552042501025" calcext:value-type="float">
            <text:p>-20.66</text:p>
          </table:table-cell>
          <table:table-cell table:style-name="ce3" table:formula="of:=AVERAGE([.F69:.F84])" office:value-type="float" office:value="-19.8568749241537" calcext:value-type="float">
            <text:p>-19.86</text:p>
          </table:table-cell>
          <table:table-cell table:number-columns-repeated="8"/>
        </table:table-row>
        <table:table-row table:style-name="ro1">
          <table:table-cell office:value-type="string" calcext:value-type="string" table:number-columns-spanned="3" table:number-rows-spanned="1">
            <text:p>Comparison to No Local Opt gaps csv</text:p>
          </table:table-cell>
          <table:covered-table-cell table:number-columns-repeated="2"/>
          <table:table-cell table:number-columns-repeated="11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v1_Standard</text:p>
          </table:table-cell>
          <table:table-cell office:value-type="string" calcext:value-type="string">
            <text:p>v1_+Swa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01</text:p>
          </table:table-cell>
          <table:table-cell table:style-name="ce3" table:formula="of:=100*([.C69]-[.B69])/[.B69]" office:value-type="float" office:value="-38.7554253172256" calcext:value-type="float">
            <text:p>-38.76</text:p>
          </table:table-cell>
          <table:table-cell table:style-name="ce3" table:formula="of:=100*([.D69]-[.B69])/[.B69]" office:value-type="float" office:value="-26.569540817737" calcext:value-type="float">
            <text:p>-26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02</text:p>
          </table:table-cell>
          <table:table-cell table:style-name="ce3" table:formula="of:=100*([.C70]-[.B70])/[.B70]" office:value-type="float" office:value="-26.5922959572845" calcext:value-type="float">
            <text:p>-26.59</text:p>
          </table:table-cell>
          <table:table-cell table:style-name="ce3" table:formula="of:=100*([.D70]-[.B70])/[.B70]" office:value-type="float" office:value="-28.6867531146707" calcext:value-type="float">
            <text:p>-28.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03</text:p>
          </table:table-cell>
          <table:table-cell table:style-name="ce3" table:formula="of:=100*([.C71]-[.B71])/[.B71]" office:value-type="float" office:value="-15.9354604786077" calcext:value-type="float">
            <text:p>-15.94</text:p>
          </table:table-cell>
          <table:table-cell table:style-name="ce3" table:formula="of:=100*([.D71]-[.B71])/[.B71]" office:value-type="float" office:value="-15.6816533720087" calcext:value-type="float">
            <text:p>-15.6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04</text:p>
          </table:table-cell>
          <table:table-cell table:style-name="ce3" table:formula="of:=100*([.C72]-[.B72])/[.B72]" office:value-type="float" office:value="-10.7692861686932" calcext:value-type="float">
            <text:p>-10.77</text:p>
          </table:table-cell>
          <table:table-cell table:style-name="ce3" table:formula="of:=100*([.D72]-[.B72])/[.B72]" office:value-type="float" office:value="-7.39998319549639" calcext:value-type="float">
            <text:p>-7.4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05</text:p>
          </table:table-cell>
          <table:table-cell table:style-name="ce3" table:formula="of:=100*([.C73]-[.B73])/[.B73]" office:value-type="float" office:value="-10.9270342544251" calcext:value-type="float">
            <text:p>-10.93</text:p>
          </table:table-cell>
          <table:table-cell table:style-name="ce3" table:formula="of:=100*([.D73]-[.B73])/[.B73]" office:value-type="float" office:value="-10.7029160830256" calcext:value-type="float">
            <text:p>-10.7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06</text:p>
          </table:table-cell>
          <table:table-cell table:style-name="ce3" table:formula="of:=100*([.C74]-[.B74])/[.B74]" office:value-type="float" office:value="-26.8856855514583" calcext:value-type="float">
            <text:p>-26.89</text:p>
          </table:table-cell>
          <table:table-cell table:style-name="ce3" table:formula="of:=100*([.D74]-[.B74])/[.B74]" office:value-type="float" office:value="-33.8864677617611" calcext:value-type="float">
            <text:p>-33.8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07</text:p>
          </table:table-cell>
          <table:table-cell table:style-name="ce3" table:formula="of:=100*([.C75]-[.B75])/[.B75]" office:value-type="float" office:value="-18.659793814433" calcext:value-type="float">
            <text:p>-18.66</text:p>
          </table:table-cell>
          <table:table-cell table:style-name="ce3" table:formula="of:=100*([.D75]-[.B75])/[.B75]" office:value-type="float" office:value="-11.8844401822105" calcext:value-type="float">
            <text:p>-11.8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08</text:p>
          </table:table-cell>
          <table:table-cell table:style-name="ce3" table:formula="of:=100*([.C76]-[.B76])/[.B76]" office:value-type="float" office:value="-5.43647695168869" calcext:value-type="float">
            <text:p>-5.44</text:p>
          </table:table-cell>
          <table:table-cell table:style-name="ce3" table:formula="of:=100*([.D76]-[.B76])/[.B76]" office:value-type="float" office:value="-1.29189795425829" calcext:value-type="float">
            <text:p>-1.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09</text:p>
          </table:table-cell>
          <table:table-cell table:style-name="ce3" table:formula="of:=100*([.C77]-[.B77])/[.B77]" office:value-type="float" office:value="-6.78461395550464" calcext:value-type="float">
            <text:p>-6.78</text:p>
          </table:table-cell>
          <table:table-cell table:style-name="ce3" table:formula="of:=100*([.D77]-[.B77])/[.B77]" office:value-type="float" office:value="-20.0848415413912" calcext:value-type="float">
            <text:p>-20.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10</text:p>
          </table:table-cell>
          <table:table-cell table:style-name="ce3" table:formula="of:=100*([.C78]-[.B78])/[.B78]" office:value-type="float" office:value="-12.3138596454066" calcext:value-type="float">
            <text:p>-12.31</text:p>
          </table:table-cell>
          <table:table-cell table:style-name="ce3" table:formula="of:=100*([.D78]-[.B78])/[.B78]" office:value-type="float" office:value="-14.9648372132432" calcext:value-type="float">
            <text:p>-14.9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11</text:p>
          </table:table-cell>
          <table:table-cell table:style-name="ce3" table:formula="of:=100*([.C79]-[.B79])/[.B79]" office:value-type="float" office:value="-15.2403953332838" calcext:value-type="float">
            <text:p>-15.24</text:p>
          </table:table-cell>
          <table:table-cell table:style-name="ce3" table:formula="of:=100*([.D79]-[.B79])/[.B79]" office:value-type="float" office:value="-11.1592479750316" calcext:value-type="float">
            <text:p>-11.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01</text:p>
          </table:table-cell>
          <table:table-cell table:style-name="ce3" table:formula="of:=100*([.C80]-[.B80])/[.B80]" office:value-type="float" office:value="-20.1320549470009" calcext:value-type="float">
            <text:p>-20.13</text:p>
          </table:table-cell>
          <table:table-cell table:style-name="ce3" table:formula="of:=100*([.D80]-[.B80])/[.B80]" office:value-type="float" office:value="-19.1859141389866" calcext:value-type="float">
            <text:p>-19.1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02</text:p>
          </table:table-cell>
          <table:table-cell table:style-name="ce3" table:formula="of:=100*([.C81]-[.B81])/[.B81]" office:value-type="float" office:value="-6.60941667503655" calcext:value-type="float">
            <text:p>-6.61</text:p>
          </table:table-cell>
          <table:table-cell table:style-name="ce3" table:formula="of:=100*([.D81]-[.B81])/[.B81]" office:value-type="float" office:value="-7.63668017007601" calcext:value-type="float">
            <text:p>-7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03</text:p>
          </table:table-cell>
          <table:table-cell table:style-name="ce3" table:formula="of:=100*([.C82]-[.B82])/[.B82]" office:value-type="float" office:value="-19.4854050217372" calcext:value-type="float">
            <text:p>-19.49</text:p>
          </table:table-cell>
          <table:table-cell table:style-name="ce3" table:formula="of:=100*([.D82]-[.B82])/[.B82]" office:value-type="float" office:value="-16.8325791855204" calcext:value-type="float">
            <text:p>-16.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04</text:p>
          </table:table-cell>
          <table:table-cell table:style-name="ce3" table:formula="of:=100*([.C83]-[.B83])/[.B83]" office:value-type="float" office:value="-10.771605023633" calcext:value-type="float">
            <text:p>-10.77</text:p>
          </table:table-cell>
          <table:table-cell table:style-name="ce3" table:formula="of:=100*([.D83]-[.B83])/[.B83]" office:value-type="float" office:value="-10.4220194650567" calcext:value-type="float">
            <text:p>-10.4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05</text:p>
          </table:table-cell>
          <table:table-cell table:style-name="ce3" table:formula="of:=100*([.C84]-[.B84])/[.B84]" office:value-type="float" office:value="-12.5602968460111" calcext:value-type="float">
            <text:p>-12.56</text:p>
          </table:table-cell>
          <table:table-cell table:style-name="ce3" table:formula="of:=100*([.D84]-[.B84])/[.B84]" office:value-type="float" office:value="-14.8929344465059" calcext:value-type="float">
            <text:p>-14.89</text:p>
          </table:table-cell>
          <table:table-cell table:number-columns-repeated="11"/>
        </table:table-row>
        <table:table-row table:style-name="ro1" table:number-rows-repeated="8">
          <table:table-cell table:number-columns-repeated="14"/>
        </table:table-row>
        <table:table-row table:style-name="ro1" table:number-rows-repeated="11">
          <table:table-cell table:number-columns-repeated="4"/>
          <table:table-cell table:style-name="ce3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v1 vs original</text:p>
          </table:table-cell>
          <table:table-cell table:number-columns-repeated="3"/>
          <table:table-cell table:style-name="ce3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Instance id</text:p>
          </table:table-cell>
          <table:table-cell office:value-type="string" calcext:value-type="string">
            <text:p>BEST v1</text:p>
          </table:table-cell>
          <table:table-cell office:value-type="string" calcext:value-type="string">
            <text:p>BEST original</text:p>
          </table:table-cell>
          <table:table-cell office:value-type="string" calcext:value-type="string">
            <text:p>gap</text:p>
          </table:table-cell>
          <table:table-cell table:style-name="ce3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p01</text:p>
          </table:table-cell>
          <table:table-cell table:style-name="ce3" office:value-type="float" office:value="221.54" calcext:value-type="float">
            <text:p>221.54</text:p>
          </table:table-cell>
          <table:table-cell office:value-type="float" office:value="231.04" calcext:value-type="float">
            <text:p>231.04</text:p>
          </table:table-cell>
          <table:table-cell table:style-name="ce3" table:formula="of:=100*([.C125]-[.B125])/[.B125]" office:value-type="float" office:value="4.28816466552316" calcext:value-type="float">
            <text:p>4.29</text:p>
          </table:table-cell>
          <table:table-cell table:style-name="ce3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p02</text:p>
          </table:table-cell>
          <table:table-cell table:style-name="ce3" office:value-type="float" office:value="224.38" calcext:value-type="float">
            <text:p>224.38</text:p>
          </table:table-cell>
          <table:table-cell office:value-type="float" office:value="246.38" calcext:value-type="float">
            <text:p>246.38</text:p>
          </table:table-cell>
          <table:table-cell table:style-name="ce3" table:formula="of:=100*([.C126]-[.B126])/[.B126]" office:value-type="float" office:value="9.8047954363134" calcext:value-type="float">
            <text:p>9.80</text:p>
          </table:table-cell>
          <table:table-cell table:style-name="ce3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p03</text:p>
          </table:table-cell>
          <table:table-cell table:style-name="ce3" office:value-type="float" office:value="231.85" calcext:value-type="float">
            <text:p>231.85</text:p>
          </table:table-cell>
          <table:table-cell office:value-type="float" office:value="247.39" calcext:value-type="float">
            <text:p>247.39</text:p>
          </table:table-cell>
          <table:table-cell table:style-name="ce3" table:formula="of:=100*([.C127]-[.B127])/[.B127]" office:value-type="float" office:value="6.70260944576234" calcext:value-type="float">
            <text:p>6.70</text:p>
          </table:table-cell>
          <table:table-cell table:style-name="ce3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p04</text:p>
          </table:table-cell>
          <table:table-cell table:style-name="ce3" office:value-type="float" office:value="743.39" calcext:value-type="float">
            <text:p>743.39</text:p>
          </table:table-cell>
          <table:table-cell office:value-type="float" office:value="768.52" calcext:value-type="float">
            <text:p>768.52</text:p>
          </table:table-cell>
          <table:table-cell table:style-name="ce3" table:formula="of:=100*([.C128]-[.B128])/[.B128]" office:value-type="float" office:value="3.38045978557688" calcext:value-type="float">
            <text:p>3.38</text:p>
          </table:table-cell>
          <table:table-cell table:style-name="ce3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p05</text:p>
          </table:table-cell>
          <table:table-cell table:style-name="ce3" office:value-type="float" office:value="699.49" calcext:value-type="float">
            <text:p>699.49</text:p>
          </table:table-cell>
          <table:table-cell office:value-type="float" office:value="733.75" calcext:value-type="float">
            <text:p>733.75</text:p>
          </table:table-cell>
          <table:table-cell table:style-name="ce3" table:formula="of:=100*([.C129]-[.B129])/[.B129]" office:value-type="float" office:value="4.89785415088136" calcext:value-type="float">
            <text:p>4.90</text:p>
          </table:table-cell>
          <table:table-cell table:style-name="ce3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p06</text:p>
          </table:table-cell>
          <table:table-cell table:style-name="ce3" office:value-type="float" office:value="473.32" calcext:value-type="float">
            <text:p>473.32</text:p>
          </table:table-cell>
          <table:table-cell office:value-type="float" office:value="493.64" calcext:value-type="float">
            <text:p>493.64</text:p>
          </table:table-cell>
          <table:table-cell table:style-name="ce3" table:formula="of:=100*([.C130]-[.B130])/[.B130]" office:value-type="float" office:value="4.29307867827263" calcext:value-type="float">
            <text:p>4.29</text:p>
          </table:table-cell>
          <table:table-cell table:style-name="ce3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p07</text:p>
          </table:table-cell>
          <table:table-cell table:style-name="ce3" office:value-type="float" office:value="339.27" calcext:value-type="float">
            <text:p>339.27</text:p>
          </table:table-cell>
          <table:table-cell office:value-type="float" office:value="352.11" calcext:value-type="float">
            <text:p>352.11</text:p>
          </table:table-cell>
          <table:table-cell table:style-name="ce3" table:formula="of:=100*([.C131]-[.B131])/[.B131]" office:value-type="float" office:value="3.78459633919888" calcext:value-type="float">
            <text:p>3.78</text:p>
          </table:table-cell>
          <table:table-cell table:style-name="ce3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p08</text:p>
          </table:table-cell>
          <table:table-cell table:style-name="ce3" office:value-type="float" office:value="3330.48" calcext:value-type="float">
            <text:p>3330.48</text:p>
          </table:table-cell>
          <table:table-cell office:value-type="float" office:value="3586.21" calcext:value-type="float">
            <text:p>3586.21</text:p>
          </table:table-cell>
          <table:table-cell table:style-name="ce3" table:formula="of:=100*([.C132]-[.B132])/[.B132]" office:value-type="float" office:value="7.67847277269343" calcext:value-type="float">
            <text:p>7.68</text:p>
          </table:table-cell>
          <table:table-cell table:style-name="ce3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p09</text:p>
          </table:table-cell>
          <table:table-cell table:style-name="ce3" office:value-type="float" office:value="2064.72" calcext:value-type="float">
            <text:p>2064.72</text:p>
          </table:table-cell>
          <table:table-cell office:value-type="float" office:value="2206.32" calcext:value-type="float">
            <text:p>2206.32</text:p>
          </table:table-cell>
          <table:table-cell table:style-name="ce3" table:formula="of:=100*([.C133]-[.B133])/[.B133]" office:value-type="float" office:value="6.85807276531444" calcext:value-type="float">
            <text:p>6.86</text:p>
          </table:table-cell>
          <table:table-cell table:style-name="ce3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p10</text:p>
          </table:table-cell>
          <table:table-cell table:style-name="ce3" office:value-type="float" office:value="1605.77" calcext:value-type="float">
            <text:p>1605.77</text:p>
          </table:table-cell>
          <table:table-cell office:value-type="float" office:value="1601.68" calcext:value-type="float">
            <text:p>1601.68</text:p>
          </table:table-cell>
          <table:table-cell table:style-name="ce3" table:formula="of:=100*([.C134]-[.B134])/[.B134]" office:value-type="float" office:value="-0.254706464811269" calcext:value-type="float">
            <text:p>-0.25</text:p>
          </table:table-cell>
          <table:table-cell table:style-name="ce3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p11</text:p>
          </table:table-cell>
          <table:table-cell table:style-name="ce3" office:value-type="float" office:value="1140.61" calcext:value-type="float">
            <text:p>1140.61</text:p>
          </table:table-cell>
          <table:table-cell office:value-type="float" office:value="1274.27" calcext:value-type="float">
            <text:p>1274.27</text:p>
          </table:table-cell>
          <table:table-cell table:style-name="ce3" table:formula="of:=100*([.C135]-[.B135])/[.B135]" office:value-type="float" office:value="11.7182910898554" calcext:value-type="float">
            <text:p>11.72</text:p>
          </table:table-cell>
          <table:table-cell table:style-name="ce4" table:number-columns-repeated="4"/>
          <table:table-cell table:number-columns-repeated="6"/>
        </table:table-row>
        <table:table-row table:style-name="ro1" table:number-rows-repeated="2">
          <table:table-cell table:style-name="ce3" table:number-columns-repeated="4"/>
          <table:table-cell table:number-columns-repeated="10"/>
        </table:table-row>
        <table:table-row table:style-name="ro1">
          <table:table-cell office:value-type="string" calcext:value-type="string">
            <text:p>NoLocal comparison</text:p>
          </table:table-cell>
          <table:table-cell table:number-columns-repeated="2"/>
          <table:table-cell table:style-name="ce3"/>
          <table:table-cell table:number-columns-repeated="10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v1_NoLocal</text:p>
          </table:table-cell>
          <table:table-cell office:value-type="string" calcext:value-type="string">
            <text:p>og_NoLocal</text:p>
          </table:table-cell>
          <table:table-cell table:style-name="ce3" office:value-type="string" calcext:value-type="string">
            <text:p>gap</text:p>
          </table:table-cell>
          <table:table-cell office:value-type="string" calcext:value-type="string">
            <text:p>improveme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361.73" calcext:value-type="float">
            <text:p>361.73</text:p>
          </table:table-cell>
          <table:table-cell office:value-type="float" office:value="410.5" calcext:value-type="float">
            <text:p>410.5</text:p>
          </table:table-cell>
          <table:table-cell table:style-name="ce3" table:formula="of:=100*([.C140]-[.B140])/[.B140]" office:value-type="float" office:value="13.4824316479142" calcext:value-type="float">
            <text:p>13.48</text:p>
          </table:table-cell>
          <table:table-cell table:style-name="ce3" table:formula="of:=100*([.C140]-[.B140])/[.C140]" office:value-type="float" office:value="11.8806333739342" calcext:value-type="float">
            <text:p>11.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314.64" calcext:value-type="float">
            <text:p>314.64</text:p>
          </table:table-cell>
          <table:table-cell office:value-type="float" office:value="382.31" calcext:value-type="float">
            <text:p>382.31</text:p>
          </table:table-cell>
          <table:table-cell table:style-name="ce3" table:formula="of:=100*([.C141]-[.B141])/[.B141]" office:value-type="float" office:value="21.5071192473939" calcext:value-type="float">
            <text:p>21.51</text:p>
          </table:table-cell>
          <table:table-cell table:style-name="ce3" table:formula="of:=100*([.C141]-[.B141])/[.C141]" office:value-type="float" office:value="17.7002955716565" calcext:value-type="float">
            <text:p>17.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275.8" calcext:value-type="float">
            <text:p>275.8</text:p>
          </table:table-cell>
          <table:table-cell office:value-type="float" office:value="349.68" calcext:value-type="float">
            <text:p>349.68</text:p>
          </table:table-cell>
          <table:table-cell table:style-name="ce3" table:formula="of:=100*([.C142]-[.B142])/[.B142]" office:value-type="float" office:value="26.7875271936186" calcext:value-type="float">
            <text:p>26.79</text:p>
          </table:table-cell>
          <table:table-cell table:style-name="ce3" table:formula="of:=100*([.C142]-[.B142])/[.C142]" office:value-type="float" office:value="21.1278883550675" calcext:value-type="float">
            <text:p>21.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833.11" calcext:value-type="float">
            <text:p>833.11</text:p>
          </table:table-cell>
          <table:table-cell office:value-type="float" office:value="995.79" calcext:value-type="float">
            <text:p>995.79</text:p>
          </table:table-cell>
          <table:table-cell table:style-name="ce3" table:formula="of:=100*([.C143]-[.B143])/[.B143]" office:value-type="float" office:value="19.5268331912953" calcext:value-type="float">
            <text:p>19.53</text:p>
          </table:table-cell>
          <table:table-cell table:style-name="ce3" table:formula="of:=100*([.C143]-[.B143])/[.C143]" office:value-type="float" office:value="16.336777834684" calcext:value-type="float">
            <text:p>16.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785.3" calcext:value-type="float">
            <text:p>785.3</text:p>
          </table:table-cell>
          <table:table-cell office:value-type="float" office:value="927.64" calcext:value-type="float">
            <text:p>927.64</text:p>
          </table:table-cell>
          <table:table-cell table:style-name="ce3" table:formula="of:=100*([.C144]-[.B144])/[.B144]" office:value-type="float" office:value="18.1255571119318" calcext:value-type="float">
            <text:p>18.13</text:p>
          </table:table-cell>
          <table:table-cell table:style-name="ce3" table:formula="of:=100*([.C144]-[.B144])/[.C144]" office:value-type="float" office:value="15.3443146048036" calcext:value-type="float">
            <text:p>15.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715.92" calcext:value-type="float">
            <text:p>715.92</text:p>
          </table:table-cell>
          <table:table-cell office:value-type="float" office:value="808.94" calcext:value-type="float">
            <text:p>808.94</text:p>
          </table:table-cell>
          <table:table-cell table:style-name="ce3" table:formula="of:=100*([.C145]-[.B145])/[.B145]" office:value-type="float" office:value="12.9930718516035" calcext:value-type="float">
            <text:p>12.99</text:p>
          </table:table-cell>
          <table:table-cell table:style-name="ce3" table:formula="of:=100*([.C145]-[.B145])/[.C145]" office:value-type="float" office:value="11.4989986896432" calcext:value-type="float">
            <text:p>11.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417.1" calcext:value-type="float">
            <text:p>417.1</text:p>
          </table:table-cell>
          <table:table-cell office:value-type="float" office:value="469.11" calcext:value-type="float">
            <text:p>469.11</text:p>
          </table:table-cell>
          <table:table-cell table:style-name="ce3" table:formula="of:=100*([.C146]-[.B146])/[.B146]" office:value-type="float" office:value="12.4694317909374" calcext:value-type="float">
            <text:p>12.47</text:p>
          </table:table-cell>
          <table:table-cell table:style-name="ce3" table:formula="of:=100*([.C146]-[.B146])/[.C146]" office:value-type="float" office:value="11.086951887617" calcext:value-type="float">
            <text:p>11.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3521.95" calcext:value-type="float">
            <text:p>3521.95</text:p>
          </table:table-cell>
          <table:table-cell office:value-type="float" office:value="4312.54" calcext:value-type="float">
            <text:p>4312.54</text:p>
          </table:table-cell>
          <table:table-cell table:style-name="ce3" table:formula="of:=100*([.C147]-[.B147])/[.B147]" office:value-type="float" office:value="22.4475077726828" calcext:value-type="float">
            <text:p>22.45</text:p>
          </table:table-cell>
          <table:table-cell table:style-name="ce3" table:formula="of:=100*([.C147]-[.B147])/[.C147]" office:value-type="float" office:value="18.3323516999263" calcext:value-type="float">
            <text:p>18.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2583.64" calcext:value-type="float">
            <text:p>2583.64</text:p>
          </table:table-cell>
          <table:table-cell office:value-type="float" office:value="2935.01" calcext:value-type="float">
            <text:p>2935.01</text:p>
          </table:table-cell>
          <table:table-cell table:style-name="ce3" table:formula="of:=100*([.C148]-[.B148])/[.B148]" office:value-type="float" office:value="13.5998049263829" calcext:value-type="float">
            <text:p>13.60</text:p>
          </table:table-cell>
          <table:table-cell table:style-name="ce3" table:formula="of:=100*([.C148]-[.B148])/[.C148]" office:value-type="float" office:value="11.9716798239188" calcext:value-type="float">
            <text:p>11.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1888.36" calcext:value-type="float">
            <text:p>1888.36</text:p>
          </table:table-cell>
          <table:table-cell office:value-type="float" office:value="2437.73" calcext:value-type="float">
            <text:p>2437.73</text:p>
          </table:table-cell>
          <table:table-cell table:style-name="ce3" table:formula="of:=100*([.C149]-[.B149])/[.B149]" office:value-type="float" office:value="29.0924400008473" calcext:value-type="float">
            <text:p>29.09</text:p>
          </table:table-cell>
          <table:table-cell table:style-name="ce3" table:formula="of:=100*([.C149]-[.B149])/[.C149]" office:value-type="float" office:value="22.5361299241508" calcext:value-type="float">
            <text:p>22.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1345.7" calcext:value-type="float">
            <text:p>1345.7</text:p>
          </table:table-cell>
          <table:table-cell office:value-type="float" office:value="1590.39" calcext:value-type="float">
            <text:p>1590.39</text:p>
          </table:table-cell>
          <table:table-cell table:style-name="ce3" table:formula="of:=100*([.C150]-[.B150])/[.B150]" office:value-type="float" office:value="18.1831017314409" calcext:value-type="float">
            <text:p>18.18</text:p>
          </table:table-cell>
          <table:table-cell table:style-name="ce3" table:formula="of:=100*([.C150]-[.B150])/[.C150]" office:value-type="float" office:value="15.3855343657845" calcext:value-type="float">
            <text:p>15.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ERAGE</text:p>
          </table:table-cell>
          <table:table-cell table:style-name="ce3" table:formula="of:=AVERAGE([.B140:.B150])" office:value-type="float" office:value="1185.75" calcext:value-type="float">
            <text:p>1185.75</text:p>
          </table:table-cell>
          <table:table-cell table:style-name="ce3" table:formula="of:=AVERAGE([.C140:.C150])" office:value-type="float" office:value="1419.96727272727" calcext:value-type="float">
            <text:p>1419.97</text:p>
          </table:table-cell>
          <table:table-cell table:style-name="ce3" table:formula="of:=AVERAGE([.D140:.D150])" office:value-type="float" office:value="18.9286205878226" calcext:value-type="float">
            <text:p>18.93</text:p>
          </table:table-cell>
          <table:table-cell table:style-name="ce3" table:formula="of:=AVERAGE([.E140:.E150])" office:value-type="float" office:value="15.745596011926" calcext:value-type="float">
            <text:p>15.75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3"/>
          <table:table-cell table:number-columns-repeated="10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v1_NoLocal</text:p>
          </table:table-cell>
          <table:table-cell office:value-type="string" calcext:value-type="string">
            <text:p>og_NoLocal</text:p>
          </table:table-cell>
          <table:table-cell table:style-name="ce3" office:value-type="string" calcext:value-type="string">
            <text:p>gap</text:p>
          </table:table-cell>
          <table:table-cell office:value-type="string" calcext:value-type="string">
            <text:p>improveme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01</text:p>
          </table:table-cell>
          <table:table-cell office:value-type="float" office:value="1976.45" calcext:value-type="float">
            <text:p>1976.45</text:p>
          </table:table-cell>
          <table:table-cell office:value-type="float" office:value="2631.68" calcext:value-type="float">
            <text:p>2631.68</text:p>
          </table:table-cell>
          <table:table-cell table:style-name="ce3" table:formula="of:=100*([.C154]-[.B154])/[.B154]" office:value-type="float" office:value="33.1518631890511" calcext:value-type="float">
            <text:p>33.15</text:p>
          </table:table-cell>
          <table:table-cell table:style-name="ce3" table:formula="of:=100*([.C154]-[.B154])/[.C154]" office:value-type="float" office:value="24.8977839250973" calcext:value-type="float">
            <text:p>24.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02</text:p>
          </table:table-cell>
          <table:table-cell office:value-type="float" office:value="1792.14" calcext:value-type="float">
            <text:p>1792.14</text:p>
          </table:table-cell>
          <table:table-cell office:value-type="float" office:value="2346.33" calcext:value-type="float">
            <text:p>2346.33</text:p>
          </table:table-cell>
          <table:table-cell table:style-name="ce3" table:formula="of:=100*([.C155]-[.B155])/[.B155]" office:value-type="float" office:value="30.9233653620811" calcext:value-type="float">
            <text:p>30.92</text:p>
          </table:table-cell>
          <table:table-cell table:style-name="ce3" table:formula="of:=100*([.C155]-[.B155])/[.C155]" office:value-type="float" office:value="23.6194397207554" calcext:value-type="float">
            <text:p>23.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03</text:p>
          </table:table-cell>
          <table:table-cell office:value-type="float" office:value="1690.65" calcext:value-type="float">
            <text:p>1690.65</text:p>
          </table:table-cell>
          <table:table-cell office:value-type="float" office:value="2043.82" calcext:value-type="float">
            <text:p>2043.82</text:p>
          </table:table-cell>
          <table:table-cell table:style-name="ce3" table:formula="of:=100*([.C156]-[.B156])/[.B156]" office:value-type="float" office:value="20.8895986750658" calcext:value-type="float">
            <text:p>20.89</text:p>
          </table:table-cell>
          <table:table-cell table:style-name="ce3" table:formula="of:=100*([.C156]-[.B156])/[.C156]" office:value-type="float" office:value="17.2798974469376" calcext:value-type="float">
            <text:p>17.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04</text:p>
          </table:table-cell>
          <table:table-cell office:value-type="float" office:value="3615.71" calcext:value-type="float">
            <text:p>3615.71</text:p>
          </table:table-cell>
          <table:table-cell office:value-type="float" office:value="4073.03" calcext:value-type="float">
            <text:p>4073.03</text:p>
          </table:table-cell>
          <table:table-cell table:style-name="ce3" table:formula="of:=100*([.C157]-[.B157])/[.B157]" office:value-type="float" office:value="12.648138263301" calcext:value-type="float">
            <text:p>12.65</text:p>
          </table:table-cell>
          <table:table-cell table:style-name="ce3" table:formula="of:=100*([.C157]-[.B157])/[.C157]" office:value-type="float" office:value="11.2280047041146" calcext:value-type="float">
            <text:p>11.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05</text:p>
          </table:table-cell>
          <table:table-cell office:value-type="float" office:value="2587.2" calcext:value-type="float">
            <text:p>2587.2</text:p>
          </table:table-cell>
          <table:table-cell office:value-type="float" office:value="3063.97" calcext:value-type="float">
            <text:p>3063.97</text:p>
          </table:table-cell>
          <table:table-cell table:style-name="ce3" table:formula="of:=100*([.C158]-[.B158])/[.B158]" office:value-type="float" office:value="18.4280303030303" calcext:value-type="float">
            <text:p>18.43</text:p>
          </table:table-cell>
          <table:table-cell table:style-name="ce3" table:formula="of:=100*([.C158]-[.B158])/[.C158]" office:value-type="float" office:value="15.5605309451463" calcext:value-type="float">
            <text:p>15.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erage</text:p>
          </table:table-cell>
          <table:table-cell table:style-name="ce3" table:formula="of:=AVERAGE([.B154:.B158])" office:value-type="float" office:value="2332.43" calcext:value-type="float">
            <text:p>2332.43</text:p>
          </table:table-cell>
          <table:table-cell table:style-name="ce3" table:formula="of:=AVERAGE([.C154:.C158])" office:value-type="float" office:value="2831.766" calcext:value-type="float">
            <text:p>2831.77</text:p>
          </table:table-cell>
          <table:table-cell table:style-name="ce3" table:formula="of:=AVERAGE([.D154:.D158])" office:value-type="float" office:value="23.2081991585058" calcext:value-type="float">
            <text:p>23.21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3" table:formula="of:=AVERAGE([.D154:.D159];[.D140:.D150])" office:value-type="float" office:value="20.4390600833579" calcext:value-type="float">
            <text:p>20.44</text:p>
          </table:table-cell>
          <table:table-cell table:style-name="ce3" table:formula="of:=AVERAGE([.E154:.E158];[.E140:.E150])" office:value-type="float" office:value="16.6117008045774" calcext:value-type="float">
            <text:p>16.61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3"/>
          <table:table-cell table:number-columns-repeated="10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v1_NoLocal</text:p>
          </table:table-cell>
          <table:table-cell office:value-type="string" calcext:value-type="string">
            <text:p>og_NoLocal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361.73" calcext:value-type="float">
            <text:p>361.73</text:p>
          </table:table-cell>
          <table:table-cell office:value-type="float" office:value="410.5" calcext:value-type="float">
            <text:p>410.5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314.64" calcext:value-type="float">
            <text:p>314.64</text:p>
          </table:table-cell>
          <table:table-cell office:value-type="float" office:value="382.31" calcext:value-type="float">
            <text:p>382.3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275.8" calcext:value-type="float">
            <text:p>275.8</text:p>
          </table:table-cell>
          <table:table-cell office:value-type="float" office:value="349.68" calcext:value-type="float">
            <text:p>349.68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833.11" calcext:value-type="float">
            <text:p>833.11</text:p>
          </table:table-cell>
          <table:table-cell office:value-type="float" office:value="995.79" calcext:value-type="float">
            <text:p>995.79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785.3" calcext:value-type="float">
            <text:p>785.3</text:p>
          </table:table-cell>
          <table:table-cell office:value-type="float" office:value="927.64" calcext:value-type="float">
            <text:p>927.64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715.92" calcext:value-type="float">
            <text:p>715.92</text:p>
          </table:table-cell>
          <table:table-cell office:value-type="float" office:value="808.94" calcext:value-type="float">
            <text:p>808.94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417.1" calcext:value-type="float">
            <text:p>417.1</text:p>
          </table:table-cell>
          <table:table-cell office:value-type="float" office:value="469.11" calcext:value-type="float">
            <text:p>469.1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3521.95" calcext:value-type="float">
            <text:p>3521.95</text:p>
          </table:table-cell>
          <table:table-cell office:value-type="float" office:value="4312.54" calcext:value-type="float">
            <text:p>4312.54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2583.64" calcext:value-type="float">
            <text:p>2583.64</text:p>
          </table:table-cell>
          <table:table-cell office:value-type="float" office:value="2935.01" calcext:value-type="float">
            <text:p>2935.0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1888.36" calcext:value-type="float">
            <text:p>1888.36</text:p>
          </table:table-cell>
          <table:table-cell office:value-type="float" office:value="2437.73" calcext:value-type="float">
            <text:p>2437.73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1345.7" calcext:value-type="float">
            <text:p>1345.7</text:p>
          </table:table-cell>
          <table:table-cell office:value-type="float" office:value="1590.39" calcext:value-type="float">
            <text:p>1590.39</text:p>
          </table:table-cell>
          <table:table-cell table:style-name="ce3"/>
          <table:table-cell table:number-columns-repeated="10"/>
        </table:table-row>
        <table:table-row table:style-name="ro1" table:number-rows-repeated="14">
          <table:table-cell table:style-name="ce3" table:number-columns-repeated="4"/>
          <table:table-cell table:number-columns-repeated="10"/>
        </table:table-row>
        <table:table-row table:style-name="ro1">
          <table:table-cell table:style-name="ce4"/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number-columns-spanned="2" table:number-rows-spanned="1"/>
          <table:covered-table-cell/>
          <table:table-cell table:number-columns-repeated="12"/>
        </table:table-row>
        <table:table-row table:style-name="ro1" table:number-rows-repeated="17">
          <table:table-cell table:number-columns-repeated="14"/>
        </table:table-row>
        <table:table-row table:style-name="ro1">
          <table:table-cell table:number-columns-spanned="2" table:number-rows-spanned="1"/>
          <table:covered-table-cell/>
          <table:table-cell table:number-columns-repeated="12"/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style-name="Accent_20_3" table:number-columns-repeated="5"/>
          <table:table-cell table:number-columns-repeated="9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spanned="2" table:number-rows-spanned="1"/>
          <table:covered-table-cell/>
          <table:table-cell table:number-columns-repeated="12"/>
        </table:table-row>
        <calcext:conditional-formats>
          <calcext:conditional-format calcext:target-range-address="Sheet1.C3:Sheet1.H13 Sheet1.I43:Sheet1.I53 Sheet1.K43:Sheet1.K53 Sheet1.M43:Sheet1.M53">
            <calcext:condition calcext:apply-style-name="Good" calcext:value="formula-is([.C3]=MIN([.$C3];[.$E3];[.$G3]))" calcext:base-cell-address="Sheet1.C3"/>
          </calcext:conditional-format>
          <calcext:conditional-format calcext:target-range-address="Sheet1.C19:Sheet1.H29">
            <calcext:condition calcext:apply-style-name="Good" calcext:value="formula-is([.C19]=MIN([.$C19];[.$E19];[.$G19]))" calcext:base-cell-address="Sheet1.C19"/>
          </calcext:conditional-format>
          <calcext:conditional-format calcext:target-range-address="Sheet1.C43:Sheet1.N53 Sheet1.D57:Sheet1.D61 Sheet1.F57:Sheet1.F61 Sheet1.H57:Sheet1.H61 Sheet1.J57:Sheet1.J61 Sheet1.L57:Sheet1.L61 Sheet1.N57:Sheet1.N61 Sheet1.B69:Sheet1.B79 Sheet1.D69:Sheet1.D79">
            <calcext:condition calcext:apply-style-name="Good" calcext:value="formula-is([.B43]=MIN([.$C43];[.$E43];[.$G43];[.$I43];[.$K43];[.$M43]))" calcext:base-cell-address="Sheet1.B43"/>
          </calcext:conditional-format>
          <calcext:conditional-format calcext:target-range-address="Sheet1.M58:Sheet1.M61 Sheet1.C57:Sheet1.C61 Sheet1.M57:Sheet1.M57 Sheet1.E57:Sheet1.E61 Sheet1.G57:Sheet1.G61 Sheet1.I57:Sheet1.I61 Sheet1.K57:Sheet1.K61 Sheet1.B80:Sheet1.B84 Sheet1.D80:Sheet1.D84">
            <calcext:condition calcext:apply-style-name="Good" calcext:value="formula-is([.B57]=MIN([.$C57];[.$E57];[.$G57];[.$I57];[.$K57];[.$M57]))" calcext:base-cell-address="Sheet1.B5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4">00/00/0000</text:date>, <text:time style:data-style-name="N2" text:time-value="12:54:48.6410300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3T10:43:35.060924085</meta:creation-date>
    <meta:generator>LibreOffice/7.6.7.2$Linux_X86_64 LibreOffice_project/60$Build-2</meta:generator>
    <dc:date>2024-06-24T13:05:55.285791105</dc:date>
    <meta:editing-duration>P2DT8H47M58S</meta:editing-duration>
    <meta:editing-cycles>291</meta:editing-cycles>
    <meta:document-statistic meta:table-count="1" meta:cell-count="839" meta:object-count="0"/>
  </office:meta>
</office:document-meta>
</file>